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Agenda-BoldCondensed" svg:font-family="Agenda-BoldCondensed" style:font-family-generic="roman" style:font-pitch="variable"/>
    <style:font-face style:name="Agenda-BoldCondensed1" svg:font-family="Agenda-BoldCondensed" style:font-family-generic="system"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nques-Demi1" svg:font-family="Conques-Demi" style:font-family-generic="system"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HandelGothicEF-Bold" svg:font-family="HandelGothicEF-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9806in" fo:margin-left="-0.075in" fo:margin-top="0in" fo:margin-bottom="0in" table:align="left" style:writing-mode="page"/>
    </style:style>
    <style:style style:name="Table1.A" style:family="table-column">
      <style:table-column-properties style:column-width="1.6396in"/>
    </style:style>
    <style:style style:name="Table1.B" style:family="table-column">
      <style:table-column-properties style:column-width="1.4694in"/>
    </style:style>
    <style:style style:name="Table1.C" style:family="table-column">
      <style:table-column-properties style:column-width="0.871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4"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5188in" fo:margin-left="-0.075in" fo:margin-top="0in" fo:margin-bottom="0in" table:align="left" style:writing-mode="page"/>
    </style:style>
    <style:style style:name="Table2.A" style:family="table-column">
      <style:table-column-properties style:column-width="1.4076in"/>
    </style:style>
    <style:style style:name="Table2.B" style:family="table-column">
      <style:table-column-properties style:column-width="1.111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text-properties fo:font-size="10pt" style:font-size-asian="10pt"/>
    </style:style>
    <style:style style:name="P2" style:family="paragraph" style:parent-style-name="Standard">
      <style:paragraph-properties fo:margin-left="0in" fo:margin-right="0in" fo:text-indent="0in" style:auto-text-indent="false"/>
    </style:style>
    <style:style style:name="P3" style:family="paragraph" style:parent-style-name="Text_20_body">
      <style:paragraph-properties fo:hyphenation-ladder-count="no-limit" fo:hyphenation-keep="page" loext:hyphenation-keep-type="column"/>
      <style:text-properties style:font-name="DejaVu Sans1" fo:hyphenate="false" fo:hyphenation-remain-char-count="2" fo:hyphenation-push-char-count="2" loext:hyphenation-no-caps="true" loext:hyphenation-no-last-word="false" loext:hyphenation-word-char-count="5" loext:hyphenation-zone="360"/>
    </style:style>
    <style:style style:name="P4" style:family="paragraph" style:parent-style-name="Text_20_body">
      <style:paragraph-properties fo:hyphenation-ladder-count="no-limit" fo:hyphenation-keep="page" loext:hyphenation-keep-type="column"/>
      <style:text-properties style:font-name="DejaVu Sans1" style:font-name-asian="Agenda-BoldCondensed1" style:font-name-complex="Conques-Demi1" style:font-size-complex="12pt" fo:hyphenate="false" fo:hyphenation-remain-char-count="2" fo:hyphenation-push-char-count="2" loext:hyphenation-no-caps="true" loext:hyphenation-no-last-word="false" loext:hyphenation-word-char-count="5" loext:hyphenation-zone="360"/>
    </style:style>
    <style:style style:name="P5" style:family="paragraph" style:parent-style-name="Standard">
      <style:paragraph-properties fo:margin-left="0in" fo:margin-right="0in" fo:text-indent="0in" style:auto-text-indent="false"/>
      <style:text-properties style:font-name="Times New Roman" fo:font-size="10pt" style:font-size-asian="10pt"/>
    </style:style>
    <style:style style:name="P6" style:family="paragraph" style:parent-style-name="Standard">
      <style:paragraph-properties fo:margin-left="0in" fo:margin-right="0in" fo:text-indent="0in" style:auto-text-indent="false"/>
      <style:text-properties fo:font-size="10pt" fo:font-weight="bold" style:font-size-asian="10pt" style:font-weight-asian="bold"/>
    </style:style>
    <style:style style:name="P7" style:family="paragraph" style:parent-style-name="Heading_20_3">
      <style:paragraph-properties>
        <style:tab-stops/>
      </style:paragraph-properties>
      <style:text-properties style:font-name="Times New Roman"/>
    </style:style>
    <style:style style:name="P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9"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0" style:family="paragraph" style:parent-style-name="Normal_20__28_Web_29_">
      <style:paragraph-properties fo:margin-top="0.0693in" fo:margin-bottom="0in" style:contextual-spacing="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fo:font-size="10pt" style:font-size-asian="10pt"/>
    </style:style>
    <style:style style:name="T4" style:family="text">
      <style:text-properties fo:color="#000000" loext:opacity="100%" style:font-name="Times New Roman" fo:font-size="10pt" style:font-size-asian="10pt"/>
    </style:style>
    <style:style style:name="T5" style:family="text">
      <style:text-properties style:font-name="Times New Roman" fo:font-style="normal" style:font-style-asian="normal"/>
    </style:style>
    <style:style style:name="T6" style:family="text">
      <style:text-properties fo:font-weight="bold" style:font-name-asian="Agenda-BoldCondensed1" style:font-weight-asian="bold" style:font-name-complex="Conques-Demi1" style:font-size-complex="12pt" style:font-weight-complex="bold"/>
    </style:style>
    <style:style style:name="T7" style:family="text">
      <style:text-properties style:font-name-asian="Agenda-BoldCondensed1" style:font-name-complex="Conques-Demi1" style:font-size-complex="12pt"/>
    </style:style>
    <style:style style:name="T8" style:family="text">
      <style:text-properties fo:font-weight="bold" style:font-weight-asian="bold" style:font-weight-complex="bold"/>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weight="bold" style:font-weight-asian="bold"/>
    </style:style>
    <style:style style:name="T11" style:family="text">
      <style:text-properties fo:font-size="10pt" fo:font-weight="bold" style:font-size-asian="10pt" style:font-weight-asian="bold"/>
    </style:style>
    <style:style style:name="T12" style:family="text">
      <style:text-properties style:font-name="Times New Roman" fo:font-weight="normal" style:font-weight-asian="normal"/>
    </style:style>
    <style:style style:name="T13"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material is Open Game Content, and is licensed for public use under the terms of the Open Game License v1.0a.</text:p>
      <text:h text:style-name="Heading_20_1" text:outline-level="1">PSIONICS<text:span text:style-name="T1"/></text:h>
      <text:h text:style-name="Heading_20_2" text:outline-level="2">How to Read a Power Description</text:h>
      <text:p text:style-name="Text_20_body">In most significant respects, manifesting a psionic power follows the same rules as casting a spell. The differences between a power description and a spell description are summarized below. See How to Read a Spell Description for information that is the same for both psionic powers and spells.<text:span text:style-name="T2"/></text:p>
      <text:p text:style-name="Standard"/>
      <text:h text:style-name="Heading_20_3" text:outline-level="3">Key Ability</text:h>
      <text:p text:style-name="Text_20_body">The first line beneath the power’s name provides the key ability associated with the power. A psionic character must have a score in this ability equal to at least 10 + the power’s level in order to manifest the power.<text:span text:style-name="T2"/></text:p>
      <text:p text:style-name="P1" loext:marker-style-name="T3"/>
      <text:h text:style-name="Heading_20_3" text:outline-level="3">Descriptors</text:h>
      <text:p text:style-name="Text_20_body">Descriptors are a way of classifying powers that have some common characteristic. Descriptors are often useful for knowing which creatures are or are not affected by a power.<text:span text:style-name="T4"/></text:p>
      <text:p text:style-name="Text_20_body">A power’s descriptors (if any) appear in brackets on the line containing the key ability.<text:span text:style-name="T2"/></text:p>
      <text:p text:style-name="P1" loext:marker-style-name="T3"/>
      <text:h text:style-name="Heading_20_3" text:outline-level="3">Level<text:span text:style-name="T1"/></text:h>
      <text:p text:style-name="Text_20_body">The relative strength of a power is indicated by its level—1st-level powers are more powerful than 0-level powers, and so on. A power’s level also indicates whether a particular psionic character is capable of using the power, based on the character’s class level and key ability score. See the Telepath and Battle Mind class descriptions.<text:span text:style-name="T2"/></text:p>
      <text:p text:style-name="P2"/>
      <text:h text:style-name="Heading_20_3" text:outline-level="3">Display<text:span text:style-name="T1"/></text:h>
      <text:p text:style-name="Text_20_body">When psionic powers manifest, secondary displays usually accompany the primary effect. The psionic display may be auditory (Au), material (Ma), mental (Me), olfactory (Ol), or visual (Vi). Each power describes the sort of display that accompanies it.<text:span text:style-name="T2"/></text:p>
      <text:p text:style-name="P1" loext:marker-style-name="T3"/>
      <text:h text:style-name="Heading_20_3" text:outline-level="3">Manifestation Time<text:span text:style-name="T1"/></text:h>
      <text:p text:style-name="Text_20_body">Manifesting a psionic power is either an attack action or a full-round action, depending on the power. See the power descriptions for details.<text:span text:style-name="T2"/></text:p>
      <text:p text:style-name="P1" loext:marker-style-name="T3"/>
      <text:h text:style-name="Heading_20_3" text:outline-level="3">Range<text:span text:style-name="T1"/></text:h>
      <text:p text:style-name="Text_20_body">Each psionic power has a range, as listed in the power description. A power’s range is the maximum distance from the psionic character that the power’s effect can occur. The range categories are the same as the ones used for spells.<text:span text:style-name="T2"/></text:p>
      <text:p text:style-name="P1" loext:marker-style-name="T3"/>
      <text:h text:style-name="Heading_20_3" text:outline-level="3">Target, Effect, Area<text:span text:style-name="T1"/></text:h>
      <text:p text:style-name="Text_20_body">These terms are defined and used the same as they are for spells.<text:span text:style-name="T2"/></text:p>
      <text:p text:style-name="P1" loext:marker-style-name="T3"/>
      <text:h text:style-name="Heading_20_3" text:outline-level="3">Saving Throw<text:span text:style-name="T1"/></text:h>
      <text:p text:style-name="Text_20_body">Most harmful powers allow an affected target a saving throw to avoid some or all of the effect. Each power lists which saving throw type applies. The DC for a saving throw to resist a power is 10 + the power’s level + the psionic character’s key ability modifier. The terms used to define the various types of saving throws and results are the same as for spells.<text:span text:style-name="T2"/></text:p>
      <text:p text:style-name="P1" loext:marker-style-name="T3"/>
      <text:h text:style-name="Heading_20_3" text:outline-level="3"><text:soft-page-break/>Power Resistance<text:span text:style-name="T1"/></text:h>
      <text:p text:style-name="Text_20_body">Power resistance is a special defensive ability that protects against psionic powers. If a psionic character faces a creature with power resistance, he must make a level check (1d20 + psionic character’s class level) equal to or greater than the creature’s power resistance for the power to affect it.<text:span text:style-name="T2"/></text:p>
      <text:p text:style-name="Text_20_body">Each power description includes an entry that indicates whether power resistance applies to the power (if so, Yes; if not, No). Other details are the same as for spell resistance.<text:span text:style-name="T2"/></text:p>
      <text:p text:style-name="P1" loext:marker-style-name="T3"/>
      <text:h text:style-name="Heading_20_3" text:outline-level="3">Power Point Cost<text:span text:style-name="T1"/></text:h>
      <text:p text:style-name="Text_20_body">All powers of a certain level have the same power point cost. The point cost to manifest a particular power is also provided in that power’s description.<text:span text:style-name="T2"/></text:p>
      <text:p text:style-name="Text_20_body"/>
      <text:h text:style-name="Heading_20_3" text:outline-level="3">Descriptive Text<text:span text:style-name="T1"/></text:h>
      <text:p text:style-name="Text_20_body">A power’s descriptive text explains how the power works or what it does.<text:span text:style-name="T2"/></text:p>
      <text:p text:style-name="P1" loext:marker-style-name="T3"/>
      <text:h text:style-name="Heading_20_3" text:outline-level="3">Power Failure<text:span text:style-name="T1"/></text:h>
      <text:p text:style-name="Text_20_body">If you ever try to manifest a power in conditions where the characteristics of the spell (range, area, and so forth) cannot be made to conform, the effort fails and the power is wasted.<text:span text:style-name="T2"/></text:p>
      <text:p text:style-name="Text_20_body">Powers also fail if your concentration is broken.<text:span text:style-name="T2"/></text:p>
      <text:p text:style-name="Text_20_body"/>
      <text:h text:style-name="Heading_20_2" text:outline-level="2">Power Lists<text:span text:style-name="T5"/></text:h>
      <text:p text:style-name="Text_20_body">This section begins with the power lists for psionic character classes.</text:p>
      <text:p text:style-name="P3"><text:span text:style-name="T6">Hit Dice</text:span><text:span text:style-name="T7">: The term “Hit Dice” is used synonymously with “character levels” for effects that affect a number of Hit Dice of creatures. A creature with only Hit Dice from its species, not from any classes it may have, has a character level equal to its Hit Dice. A creature with class levels is considered to have Hit Dice equal to the total of its Hit Dice and its class levels.</text:span></text:p>
      <text:p text:style-name="P4"><text:span text:style-name="T8">Manifester Level</text:span>: A power’s strength often depends on manifester level, which is the manifester’s level in the appropriate psionic character class. Creatures with no classes have a manifester level equal to their Hit Dice unless otherwise specified.</text:p>
      <text:p text:style-name="P4"><text:span text:style-name="T8">Creatures and Characters</text:span>: “Creatures” and “characters” are used synonymously in the power descriptions.</text:p>
      <text:p text:style-name="P4"><text:span text:style-name="T8">List Format</text:span>: Powers in the following lists are presented in order of power level (from lowest to highest) and alphabetized within each level group. A brief description of the power’s effect is provided. Also, each power’s key ability is identified in parentheses right after its name.</text:p>
      <text:p text:style-name="P1" loext:marker-style-name="T3"/>
      <text:h text:style-name="Heading_20_2" text:outline-level="2">Telepath Powers<text:span text:style-name="T1"/></text:h>
      <text:h text:style-name="Heading_20_3" text:outline-level="3">0-Level Telepath Powers<text:span text:style-name="T9"/></text:h>
      <text:p text:style-name="P2" loext:marker-style-name="T3"><text:span text:style-name="T9">Burst (Dex): </text:span><text:span text:style-name="T2">Speed improves by 10 feet for 1 round.</text:span></text:p>
      <text:p text:style-name="Text_20_body" loext:marker-style-name="T1"><text:span text:style-name="T10">Daze (Cha): </text:span><text:span text:style-name="T1">Target loses next action.</text:span></text:p>
      <text:p text:style-name="P2" loext:marker-style-name="T3"><text:span text:style-name="T9">Detect Psionics (Wis): </text:span><text:span text:style-name="T2">Manifester can detect the presence of psionic activity.</text:span></text:p>
      <text:p text:style-name="P2" loext:marker-style-name="T3"><text:span text:style-name="T9">Distract (Cha): </text:span><text:span text:style-name="T2">Target’s mind wanders, imparting a –1 penalty on certain actions.</text:span></text:p>
      <text:p text:style-name="P2" loext:marker-style-name="T3"><text:span text:style-name="T9">Far Hand (Con): </text:span><text:span text:style-name="T2">Minor telekinesis.</text:span></text:p>
      <text:p text:style-name="P2" loext:marker-style-name="T3"><text:span text:style-name="T9">Finger of Fire (Int): </text:span><text:span text:style-name="T2">Deal 1d3 fire damage to target.</text:span></text:p>
      <text:p text:style-name="P2" loext:marker-style-name="T3"><text:span text:style-name="T9">Missive (Cha): </text:span><text:span text:style-name="T2">Send a one-way telepathic message.</text:span></text:p>
      <text:p text:style-name="P2" loext:marker-style-name="T3"><text:span text:style-name="T9">Verve (Str): </text:span><text:span text:style-name="T2">Gain 1 temporary hit point.</text:span></text:p>
      <text:p text:style-name="P1" loext:marker-style-name="T3"/>
      <text:h text:style-name="Heading_20_3" text:outline-level="3">1st-Level Telepath Powers<text:span text:style-name="T9"/></text:h>
      <text:p text:style-name="P2" loext:marker-style-name="T3"><text:span text:style-name="T9">Attraction (Cha): </text:span><text:span text:style-name="T2">Target develops an attraction the manifester specifies.</text:span></text:p>
      <text:p text:style-name="P2" loext:marker-style-name="T3"><text:span text:style-name="T9">Charm Person (Cha): </text:span><text:span text:style-name="T2">Makes target manifester’s friend.</text:span></text:p>
      <text:p text:style-name="P2" loext:marker-style-name="T3"><text:span text:style-name="T9">Control Object (Con): </text:span><text:span text:style-name="T2">Telekinetically animate a small object.</text:span></text:p>
      <text:p text:style-name="P2" loext:marker-style-name="T3"><text:soft-page-break/><text:span text:style-name="T9">Lesser Body Adjustment (Str): </text:span><text:span text:style-name="T2">Heal 1d8 hp, or gain +1 bonus on next Fortitude save to resist poison or disease, or heal 1 point of ability damage.</text:span></text:p>
      <text:p text:style-name="P2" loext:marker-style-name="T3"><text:span text:style-name="T9">Lesser Mindlink (Cha): </text:span><text:span text:style-name="T2">Forge a limited mental bond with target.</text:span></text:p>
      <text:p text:style-name="P2" loext:marker-style-name="T3"><text:span text:style-name="T9">Object Reading (Wis): </text:span><text:span text:style-name="T2">Reveal an object’s past.</text:span></text:p>
      <text:p text:style-name="P1" loext:marker-style-name="T3"/>
      <text:h text:style-name="Heading_20_3" text:outline-level="3">2nd-Level Telepath Powers<text:span text:style-name="T9"/></text:h>
      <text:p text:style-name="P2" loext:marker-style-name="T3"><text:span text:style-name="T9">Brain Lock (Cha): </text:span><text:span text:style-name="T2">Target can’t move or take any mental actions.</text:span></text:p>
      <text:p text:style-name="P2" loext:marker-style-name="T3"><text:span text:style-name="T9">Clairaudience/Clairvoyance (Wis): </text:span><text:span text:style-name="T2">Hear or see at a distance.</text:span></text:p>
      <text:p text:style-name="P2" loext:marker-style-name="T3"><text:span text:style-name="T9">Detect Thoughts (Cha): </text:span><text:span text:style-name="T2">Detect target’s surface thoughts.</text:span></text:p>
      <text:p text:style-name="P2" loext:marker-style-name="T3"><text:span text:style-name="T9">Inflict Pain (Cha): </text:span><text:span text:style-name="T2">Mental attack deals 3d6 damage to target.</text:span></text:p>
      <text:p text:style-name="P2" loext:marker-style-name="T3"><text:span text:style-name="T9">Levitate (Dex): </text:span><text:span text:style-name="T2">Target moves up or down at manifester’s direction.</text:span></text:p>
      <text:p text:style-name="P2" loext:marker-style-name="T3"><text:span text:style-name="T9">Sensitivity to Psychic Impressions (Wis): </text:span><text:span text:style-name="T2">Reveal an area’s past.</text:span></text:p>
      <text:p text:style-name="P2" loext:marker-style-name="T3"><text:span text:style-name="T9">Suggestion (Cha): </text:span><text:span text:style-name="T2">Compels target to follow suggested action.</text:span></text:p>
      <text:p text:style-name="P5" loext:marker-style-name="T3"/>
      <text:h text:style-name="Heading_20_3" text:outline-level="3">3rd-Level Telepath Powers<text:span text:style-name="T9"/></text:h>
      <text:p text:style-name="P2" loext:marker-style-name="T3"><text:span text:style-name="T9">False Sensory Input (Cha): </text:span><text:span text:style-name="T2">Falsify one of the target’s senses.</text:span></text:p>
      <text:p text:style-name="P2" loext:marker-style-name="T3"><text:span text:style-name="T9">Lesser Domination (Cha): </text:span><text:span text:style-name="T2">Forces target to obey manifester’s will.</text:span></text:p>
      <text:p text:style-name="P2" loext:marker-style-name="T3"><text:span text:style-name="T9">Mental Blast (Cha): </text:span><text:span text:style-name="T2">Target stunned for 3d4 rounds.</text:span></text:p>
      <text:p text:style-name="P2" loext:marker-style-name="T3"><text:span text:style-name="T9">Mindlink (Cha): </text:span><text:span text:style-name="T2">Forge a mental bond with others.</text:span></text:p>
      <text:p text:style-name="P2" loext:marker-style-name="T3"><text:span text:style-name="T9">Negate Psionics (Con): </text:span><text:span text:style-name="T2">Cancels psionic powers and effects.</text:span></text:p>
      <text:p text:style-name="P1" loext:marker-style-name="T3"/>
      <text:h text:style-name="Heading_20_3" text:outline-level="3">4th-Level Telepath Powers<text:span text:style-name="T9"/></text:h>
      <text:p text:style-name="P2" loext:marker-style-name="T3"><text:span text:style-name="T9">Domination (Cha): </text:span><text:span text:style-name="T2">Subject obeys manifester’s will.</text:span></text:p>
      <text:p text:style-name="P2" loext:marker-style-name="T3"><text:span text:style-name="T9">Forced Mindlink (Cha): </text:span><text:span text:style-name="T2">Forge mental bond with unwilling target.</text:span></text:p>
      <text:p text:style-name="P2" loext:marker-style-name="T3"><text:span text:style-name="T9">Tailor Memory (Cha): </text:span><text:span text:style-name="T2">Plant false memory in target.</text:span></text:p>
      <text:p text:style-name="P2" loext:marker-style-name="T3"><text:span text:style-name="T9">Telekinesis (Con): </text:span><text:span text:style-name="T2">Lift or move 25 pounds per level at long range.</text:span></text:p>
      <text:p text:style-name="P1" loext:marker-style-name="T3"/>
      <text:h text:style-name="Heading_20_3" text:outline-level="3">5th-Level Telepath Powers<text:span text:style-name="T9"/></text:h>
      <text:p text:style-name="P2" loext:marker-style-name="T3"><text:span text:style-name="T9">Mindprobe (Cha): </text:span><text:span text:style-name="T2">Discover a target’s secret thoughts.</text:span></text:p>
      <text:p text:style-name="P2" loext:marker-style-name="T3"><text:span text:style-name="T9">Power Resistance (Wis): </text:span><text:span text:style-name="T2">Target gains power resistance 12.</text:span></text:p>
      <text:p text:style-name="P2" loext:marker-style-name="T3"><text:span text:style-name="T9">Sending (Dex): </text:span><text:span text:style-name="T2">Deliver short message anywhere instantly.</text:span></text:p>
      <text:p text:style-name="P1" loext:marker-style-name="T3"/>
      <text:h text:style-name="Heading_20_2" text:outline-level="2">Battle Mind Powers<text:span text:style-name="T1"/></text:h>
      <text:h text:style-name="Heading_20_3" text:outline-level="3">0-Level Battle Mind Powers<text:span text:style-name="T9"/></text:h>
      <text:p text:style-name="P2" loext:marker-style-name="T3"><text:span text:style-name="T9">Detect Psionics (Wis):</text:span><text:span text:style-name="T2"> Manifester can detect the presence of psionic activity.</text:span></text:p>
      <text:p text:style-name="P2" loext:marker-style-name="T3"><text:span text:style-name="T9">Far Punch (Con):</text:span><text:span text:style-name="T2"> Telekinetic strike deals 1 damage.</text:span></text:p>
      <text:p text:style-name="P2" loext:marker-style-name="T3"><text:span text:style-name="T9">Finger of Fire (Int):</text:span><text:span text:style-name="T2"> Deal 1d3 fire damage to target.</text:span></text:p>
      <text:p text:style-name="P2" loext:marker-style-name="T3"><text:span text:style-name="T9">Valor (Str): </text:span><text:span text:style-name="T2">Gain a +1 morale bonus on saving throws.</text:span></text:p>
      <text:p text:style-name="P2" loext:marker-style-name="T3"><text:span text:style-name="T9">Verve (Str):</text:span><text:span text:style-name="T2"> Gain 1 temporary hit point.</text:span></text:p>
      <text:p text:style-name="P6" loext:marker-style-name="T11"/>
      <text:h text:style-name="Heading_20_3" text:outline-level="3">1st-Level Battle Mind Powers<text:span text:style-name="T9"/></text:h>
      <text:p text:style-name="P2" loext:marker-style-name="T3"><text:span text:style-name="T9">Combat Precognition (Wis): </text:span><text:span text:style-name="T2">Gain a +1 insight bonus to Defense.</text:span></text:p>
      <text:p text:style-name="P2" loext:marker-style-name="T3"><text:span text:style-name="T9">Fire Bolt (Int): </text:span><text:span text:style-name="T2">Deals 1d6+1 fire damage to target.</text:span></text:p>
      <text:p text:style-name="P2" loext:marker-style-name="T3"><text:span text:style-name="T9">Lesser Bioweapon (Str):</text:span><text:span text:style-name="T2"> Create a staff of bioenergy that deals 1d4 bludgeoning damage.</text:span></text:p>
      <text:p text:style-name="P2" loext:marker-style-name="T3"><text:span text:style-name="T9">Lesser Concussion (Con):</text:span><text:span text:style-name="T2"> Mentally pummel target for 1d6 damage.</text:span></text:p>
      <text:p text:style-name="P2" loext:marker-style-name="T3"><text:span text:style-name="T9">Vigor (Str):</text:span><text:span text:style-name="T2"> Gain 3 temporary hit points.</text:span></text:p>
      <text:p text:style-name="P6" loext:marker-style-name="T11"/>
      <text:h text:style-name="Heading_20_3" text:outline-level="3">2nd-Level Battle Mind Powers<text:span text:style-name="T9"/></text:h>
      <text:p text:style-name="P2" loext:marker-style-name="T3"><text:span text:style-name="T9">Claws of the Bear (Str):</text:span><text:span text:style-name="T2"> Manifester’s claw attack deals 1d12 damage.</text:span></text:p>
      <text:p text:style-name="Text_20_body" loext:marker-style-name="T1"><text:span text:style-name="T10">Combat Focus (Wis): </text:span><text:span text:style-name="T1">Gain a +4 insight bonus to initiative.</text:span></text:p>
      <text:p text:style-name="P2" loext:marker-style-name="T3"><text:span text:style-name="T9">Combat Prescience (Wis): </text:span><text:span text:style-name="T2">Gain a +2 insight bonus on attack rolls.</text:span></text:p>
      <text:p text:style-name="P2" loext:marker-style-name="T3"><text:span text:style-name="T9">Concussion (Con):</text:span><text:span text:style-name="T2"> Mentally pummel target for 3d6 damage.</text:span></text:p>
      <text:p text:style-name="P2" loext:marker-style-name="T3"><text:span text:style-name="T9">Darkvision (Wis):</text:span><text:span text:style-name="T2"> See in the dark.</text:span></text:p>
      <text:p text:style-name="P2" loext:marker-style-name="T3"><text:span text:style-name="T9">Electric Charge (Int): </text:span><text:span text:style-name="T2">Shocking touch deals 2d6 damage to target.</text:span></text:p>
      <text:p text:style-name="P6" loext:marker-style-name="T11"><text:soft-page-break/></text:p>
      <text:h text:style-name="Heading_20_3" text:outline-level="3">3rd-Level Battle Mind Powers<text:span text:style-name="T9"/></text:h>
      <text:p text:style-name="P2" loext:marker-style-name="T3"><text:span text:style-name="T9">Lightning Strike (Int):</text:span><text:span text:style-name="T2"> Deals 3d6 electrical damage in a 30-foot radius.</text:span></text:p>
      <text:p text:style-name="P2" loext:marker-style-name="T3"><text:span text:style-name="T9">Metaphysical Weapon (Int):</text:span><text:span text:style-name="T2"> Weapon gains a +3 enhancement bonus.</text:span></text:p>
      <text:p text:style-name="P2" loext:marker-style-name="T3"><text:span text:style-name="T9">Mind Darts (Int): </text:span><text:span text:style-name="T2">A flurry of mental bursts deals 5d6 damage to target.</text:span></text:p>
      <text:p text:style-name="P2" loext:marker-style-name="T3"><text:span text:style-name="T9">Negate Psionics (Con): </text:span><text:span text:style-name="T2">Cancels psionic powers and effects.</text:span></text:p>
      <text:p text:style-name="P2" loext:marker-style-name="T3"><text:span text:style-name="T9">Whitefire (Int):</text:span><text:span text:style-name="T2"> Deals 5d4 fire damage in 20-foot radius.</text:span></text:p>
      <text:p text:style-name="P6" loext:marker-style-name="T11"/>
      <text:h text:style-name="Heading_20_3" text:outline-level="3">4th-Level Battle Mind Powers<text:span text:style-name="T9"/></text:h>
      <text:p text:style-name="P2" loext:marker-style-name="T3"><text:span text:style-name="T9">Fire Storm (Int):</text:span><text:span text:style-name="T2"> Deals 5d6 fire damage in 30-foot radius.</text:span></text:p>
      <text:p text:style-name="P2" loext:marker-style-name="T3"><text:span text:style-name="T9">Greater Bioweapon (Str): </text:span><text:span text:style-name="T2">Creates a staff of bioenergy that deals 2d8 bludgeoning damage.</text:span></text:p>
      <text:p text:style-name="P2" loext:marker-style-name="T3"><text:span text:style-name="T9">Natural Armor (Str):</text:span><text:span text:style-name="T2"> Manifester gains a +4 natural armor bonus to Defense.</text:span></text:p>
      <text:p text:style-name="P2" loext:marker-style-name="T3"><text:span text:style-name="T9">Psychofeedback (Str):</text:span><text:span text:style-name="T2"> Use power points to boost Str, Dex, and/or Con modifiers.</text:span></text:p>
      <text:p text:style-name="P1" loext:marker-style-name="T3"/>
      <text:h text:style-name="Heading_20_1" text:outline-level="1">Power Descriptions<text:span text:style-name="T1"/></text:h>
      <text:p text:style-name="P2" loext:marker-style-name="T3"><text:span text:style-name="T2">The powers herein are presented in alphabetical order.</text:span><text:span text:style-name="T2"/></text:p>
      <text:p text:style-name="P1" loext:marker-style-name="T3"/>
      <text:h text:style-name="Heading_20_2" text:outline-level="2">Attraction<text:span text:style-name="T5"/></text:h>
      <text:h text:style-name="Heading_20_3" text:outline-level="3" loext:marker-style-name="T12"><text:span text:style-name="T12">Charisma [Compulsion, Mind-Affecting]</text:span><text:span text:style-name="T12"/></text:h>
      <text:p text:style-name="P2" loext:marker-style-name="T3"><text:span text:style-name="T9">Level:</text:span><text:span text:style-name="T2"> Telepath 1; </text:span><text:span text:style-name="T9">Display:</text:span><text:span text:style-name="T2"> Audible; </text:span><text:span text:style-name="T9">Manifestation Time:</text:span><text:span text:style-name="T2"> Attack action; </text:span><text:span text:style-name="T9">Range:</text:span><text:span text:style-name="T2"> Close (25 ft. + 5 ft./2 levels); </text:span><text:span text:style-name="T9">Target:</text:span><text:span text:style-name="T2"> One living creature; </text:span><text:span text:style-name="T9">Duration:</text:span><text:span text:style-name="T2"> 1 hour/level; </text:span><text:span text:style-name="T9">Saving Throw:</text:span><text:span text:style-name="T2"> Will negates; </text:span><text:span text:style-name="T9">Power Resistance:</text:span><text:span text:style-name="T2"> Yes; </text:span><text:span text:style-name="T9">Power Point Cost:</text:span><text:span text:style-name="T2"> 1</text:span></text:p>
      <text:p text:style-name="P2" loext:marker-style-name="T3"><text:span text:style-name="T2">The manifester plants a compelling attraction in the mind of the target. The attraction can be toward a particular person, an object, an action, or an event. The power’s target takes reasonable steps to meet, get close to, attend, find, or perform the object of its implanted attraction. For the purposes of this power, “reasonable” means that while fascinated, the target doesn’t suffer from blind obsession. The target will not undertake obviously self-destructive actions. <text:s/>The subject can still recognize danger, but will not flee unless the threat is immediate. If the manifester makes the target feel an attraction to the manifester, the manifester can’t command the subject indiscriminately, although he or she will be willing to listen to the manifester (even if the subject disagrees). This power grants the manifester a +4 bonus to his or her Charisma modifier when dealing with the subject.</text:span><text:span text:style-name="T2"/></text:p>
      <text:p text:style-name="P1" loext:marker-style-name="T3"/>
      <text:h text:style-name="Heading_20_2" text:outline-level="2">Brain Lock<text:span text:style-name="T5"/></text:h>
      <text:h text:style-name="Heading_20_3" text:outline-level="3" loext:marker-style-name="T12"><text:span text:style-name="T12">Charisma [Mind-Affecting]</text:span><text:span text:style-name="T12"/></text:h>
      <text:p text:style-name="P2" loext:marker-style-name="T3"><text:span text:style-name="T9">Level:</text:span><text:span text:style-name="T2"> Telepath 2; </text:span><text:span text:style-name="T9">Display:</text:span><text:span text:style-name="T2"> Visual, Material; </text:span><text:span text:style-name="T9">Manifestation Time:</text:span><text:span text:style-name="T2"> Attack action; </text:span><text:span text:style-name="T9">Range:</text:span><text:span text:style-name="T2"> Medium (100 ft. + 10 ft./level); </text:span><text:span text:style-name="T9">Target:</text:span><text:span text:style-name="T2"> One creature of Medium-size or smaller; </text:span><text:span text:style-name="T9">Duration:</text:span><text:span text:style-name="T2"> 1 round/level (D); </text:span><text:span text:style-name="T9">Saving Throw:</text:span><text:span text:style-name="T2"> Will negates; </text:span><text:span text:style-name="T9">Power Resistance:</text:span><text:span text:style-name="T2"> Yes; </text:span><text:span text:style-name="T9">Power Point Cost:</text:span><text:span text:style-name="T2"> 3</text:span></text:p>
      <text:p text:style-name="P2" loext:marker-style-name="T3"><text:span text:style-name="T2">The target’s higher mind is locked away. He or she stands mentally paralyzed, unable to take any actions. The </text:span><text:span text:style-name="Core_20_Body_20_Italic"><text:span text:style-name="T13">brain locked</text:span></text:span><text:span text:style-name="T2"> subject is not stunned (so attackers get no special advantage). He or she can defend him or herself against physical attacks (Dexterity bonus to Defense still applies), but otherwise can’t move, and can’t use psionic powers.</text:span></text:p>
      <text:p text:style-name="P2" loext:marker-style-name="T3"><text:span text:style-name="T2">A </text:span><text:span text:style-name="Core_20_Body_20_Italic"><text:span text:style-name="T13">brain locked</text:span></text:span><text:span text:style-name="T2"> flyer can’t flap its wings and falls. A swimmer can’t swim and may drown.</text:span></text:p>
      <text:p text:style-name="P1" loext:marker-style-name="T3"/>
      <text:h text:style-name="Heading_20_2" text:outline-level="2">Burst<text:span text:style-name="T5"/></text:h>
      <text:h text:style-name="Heading_20_3" text:outline-level="3" loext:marker-style-name="T12"><text:span text:style-name="T12">Dexterity</text:span><text:span text:style-name="T12"/></text:h>
      <text:p text:style-name="P2" loext:marker-style-name="T3"><text:span text:style-name="T9">Level:</text:span><text:span text:style-name="T2"> Telepath 0; </text:span><text:span text:style-name="T9">Display:</text:span><text:span text:style-name="T2"> Audible; </text:span><text:span text:style-name="T9">Manifestation Time:</text:span><text:span text:style-name="T2"> See text; </text:span><text:span text:style-name="T9">Range:</text:span><text:span text:style-name="T2"> Close (25 ft. + 5 ft./2 levels); </text:span><text:span text:style-name="T9">Target:</text:span><text:span text:style-name="T2"> One living creature; </text:span><text:span text:style-name="T9">Duration:</text:span><text:span text:style-name="T2"> 1 round; </text:span><text:span text:style-name="T9">Power Point Cost:</text:span><text:span text:style-name="T2"> 1</text:span></text:p>
      <text:p text:style-name="P2" loext:marker-style-name="T3"><text:span text:style-name="T2">The target increases his or her base speed by +10 feet on his or her next turn.</text:span><text:span text:style-name="T2"/></text:p>
      <text:p text:style-name="P2" loext:marker-style-name="T3"><text:span text:style-name="T2">The manifester can manifest this power instantly on his or herself, gaining the benefit of the speed increase in the same round. Manifesting the power is a free action. If manifested on another creature, the manifestation time is an attack action.</text:span><text:span text:style-name="T2"/></text:p>
      <text:p text:style-name="P1" loext:marker-style-name="T3"/>
      <text:h text:style-name="Heading_20_2" text:outline-level="2"><text:soft-page-break/>Charm Person<text:span text:style-name="T5"/></text:h>
      <text:h text:style-name="Heading_20_3" text:outline-level="3" loext:marker-style-name="T12"><text:span text:style-name="T12">Charisma [Compulsion, Mind-Affecting, Language-Dependent]</text:span><text:span text:style-name="T12"/></text:h>
      <text:p text:style-name="P2" loext:marker-style-name="T3"><text:span text:style-name="T9">Level:</text:span><text:span text:style-name="T2"> Telepath 1; </text:span><text:span text:style-name="T9">Display:</text:span><text:span text:style-name="T2"> Mental; </text:span><text:span text:style-name="T9">Manifestation Time:</text:span><text:span text:style-name="T2"> Attack action; </text:span><text:span text:style-name="T9">Range:</text:span><text:span text:style-name="T2"> Close (25 ft. + 5 ft./2 levels); </text:span><text:span text:style-name="T9">Target:</text:span><text:span text:style-name="T2"> One person; </text:span><text:span text:style-name="T9">Duration:</text:span><text:span text:style-name="T2"> 1 hour/level; </text:span><text:span text:style-name="T9">Saving Throw:</text:span><text:span text:style-name="T2"> Will negates; </text:span><text:span text:style-name="T9">Power Resistance:</text:span><text:span text:style-name="T2"> Yes; </text:span><text:span text:style-name="T9">Power Point Cost:</text:span><text:span text:style-name="T2"> 1</text:span></text:p>
      <text:p text:style-name="P2" loext:marker-style-name="T3"><text:span text:style-name="T2">This power makes a Medium-size or smaller person regard the manifester as his or her trusted friend and ally. If the target is currently being threatened or attacked by the manifester or allies, however, the subject receives a +5 bonus on his or her saving throw.</text:span><text:span text:style-name="T2"/></text:p>
      <text:p text:style-name="P2" loext:marker-style-name="T3"><text:span text:style-name="T2">The power does not enable the manifester to control the </text:span><text:span text:style-name="Core_20_Body_20_Italic"><text:span text:style-name="T13">charmed</text:span></text:span><text:span text:style-name="T2"> person as if he or she was an automaton, but he or she does perceive the manifester’s words and actions in the most favorable way. The manifester can try to give the subject orders, but the manifester must win an opposed Charisma check to convince the subject to do anything he or she would not ordinarily do. (The manifester can’t try again.) A </text:span><text:span text:style-name="Core_20_Body_20_Italic"><text:span text:style-name="T13">charmed</text:span></text:span><text:span text:style-name="T2"> person never obeys suicidal or obviously harmful orders. Any act by the manifester or his or her apparent allies that threatens the </text:span><text:span text:style-name="Core_20_Body_20_Italic"><text:span text:style-name="T13">charmed</text:span></text:span><text:span text:style-name="T2"> person breaks the power. Note also that the manifester must speak the person’s language to communicate his or her commands.</text:span></text:p>
      <text:p text:style-name="P1" loext:marker-style-name="T3"/>
      <text:h text:style-name="Heading_20_2" text:outline-level="2">Clairaudience/Clairvoyance<text:span text:style-name="T5"/></text:h>
      <text:h text:style-name="Heading_20_3" text:outline-level="3" loext:marker-style-name="T12"><text:span text:style-name="T12">Wisdom</text:span><text:span text:style-name="T12"/></text:h>
      <text:p text:style-name="P2" loext:marker-style-name="T3"><text:span text:style-name="T9">Level:</text:span><text:span text:style-name="T2"> Telepath 2; </text:span><text:span text:style-name="T9">Display:</text:span><text:span text:style-name="T2"> Visual, Audible; </text:span><text:span text:style-name="T9">Manifestation Time:</text:span><text:span text:style-name="T2"> Attack action; </text:span><text:span text:style-name="T9">Range:</text:span><text:span text:style-name="T2"> See text; </text:span><text:span text:style-name="T9">Duration:</text:span><text:span text:style-name="T2"> 1 minute/level (D); </text:span><text:span text:style-name="T9">Saving Throw:</text:span><text:span text:style-name="T2"> None; </text:span><text:span text:style-name="T9">Power Resistance:</text:span><text:span text:style-name="T2"> No; </text:span><text:span text:style-name="T9">Power Point Cost:</text:span><text:span text:style-name="T2"> 3</text:span></text:p>
      <text:p text:style-name="P2" loext:marker-style-name="T3"><text:span text:style-name="T2">This power enables a manifester to concentrate on some locale and hear or see (manifester’s choice) almost as if he or she were there. Distance is not a factor, but the locale must be known—either a place familiar to the manifester or an obvious place.</text:span><text:span text:style-name="T2"/></text:p>
      <text:p text:style-name="P1" loext:marker-style-name="T3"/>
      <text:h text:style-name="Heading_20_2" text:outline-level="2">Claws of the Bear<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2; </text:span><text:span text:style-name="T9">Display:</text:span><text:span text:style-name="T2"> Visual, Materi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hour/level; </text:span><text:span text:style-name="T9">Power Points:</text:span><text:span text:style-name="T2"> 3</text:span></text:p>
      <text:p text:style-name="P2" loext:marker-style-name="T3"><text:span text:style-name="T2">This power grants the manifester a claw attack (which does not provoke attacks of opportunity) that deals 1d12 points of slashing damage (plus Strength modifier). The manifester is considered armed. The manifester cannot grasp or manipulate objects (including weapons) as long as this power remains in effect. This power can be used in conjunction with feats, powers, or spells allowing additional attacks on the manifester’s turn, and it can be used with multiple attacks gained through level advancement.</text:span><text:span text:style-name="T2"/></text:p>
      <text:p text:style-name="P1" loext:marker-style-name="T3"/>
      <text:h text:style-name="Heading_20_2" text:outline-level="2">Combat Focus<text:span text:style-name="T5"/></text:h>
      <text:h text:style-name="Heading_20_3" text:outline-level="3" loext:marker-style-name="T12"><text:span text:style-name="T12">Wisdom</text:span><text:span text:style-name="T12"/></text:h>
      <text:p text:style-name="P2" loext:marker-style-name="T3"><text:span text:style-name="T9">Level:</text:span><text:span text:style-name="T2"> Battle Mind 2; </text:span><text:span text:style-name="T9">Display:</text:span><text:span text:style-name="T2"> Visual; </text:span><text:span text:style-name="T9">Manifestation Time:</text:span><text:span text:style-name="T2"> 1 minute; </text:span><text:span text:style-name="T9">Range:</text:span><text:span text:style-name="T2"> Personal; </text:span><text:span text:style-name="T9">Target:</text:span><text:span text:style-name="T2"> You; </text:span><text:span text:style-name="T9">Duration:</text:span><text:span text:style-name="T2"> 1 hour; </text:span><text:span text:style-name="T9">Saving Throw:</text:span><text:span text:style-name="T2"> None; </text:span><text:span text:style-name="T9">Power Resistance:</text:span><text:span text:style-name="T2"> No; </text:span><text:span text:style-name="T9">Power Point Cost:</text:span><text:span text:style-name="T2"> 3</text:span></text:p>
      <text:p text:style-name="P2" loext:marker-style-name="T3"><text:span text:style-name="T2">The manifester gains a +4 insight bonus on his or her next initiative check, provided the manifester makes that check before the duration expires.</text:span><text:span text:style-name="T2"/></text:p>
      <text:p text:style-name="P1" loext:marker-style-name="T3"/>
      <text:h text:style-name="Heading_20_2" text:outline-level="2">Combat Precognition<text:span text:style-name="T5"/></text:h>
      <text:h text:style-name="Heading_20_3" text:outline-level="3" loext:marker-style-name="T12"><text:span text:style-name="T12">Wisdom</text:span><text:span text:style-name="T12"/></text:h>
      <text:p text:style-name="P2" loext:marker-style-name="T3"><text:span text:style-name="T9">Level:</text:span><text:span text:style-name="T2"> Battle Mind 1; </text:span><text:span text:style-name="T9">Display:</text:span><text:span text:style-name="T2"> Visual, Materi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hour/level (D); </text:span><text:span text:style-name="T9">Saving Throw:</text:span><text:span text:style-name="T2"> None; </text:span><text:span text:style-name="T9">Power Resistance:</text:span><text:span text:style-name="T2"> No; </text:span><text:span text:style-name="T9">Power Point Cost:</text:span><text:span text:style-name="T2"> 1</text:span></text:p>
      <text:p text:style-name="P2" loext:marker-style-name="T3"><text:span text:style-name="T2">The manifester gains a +1 insight bonus to Defense. If he or she is caught flat-footed, this bonus to Defense doesn’t apply.</text:span><text:span text:style-name="T2"/></text:p>
      <text:p text:style-name="P1" loext:marker-style-name="T3"/>
      <text:h text:style-name="Heading_20_2" text:outline-level="2">Combat Prescience<text:span text:style-name="T5"/></text:h>
      <text:h text:style-name="Heading_20_3" text:outline-level="3" loext:marker-style-name="T12"><text:span text:style-name="T12">Wisdom</text:span><text:span text:style-name="T12"/></text:h>
      <text:p text:style-name="P2" loext:marker-style-name="T3"><text:span text:style-name="T9">Level:</text:span><text:span text:style-name="T2"> Battle Mind 2; </text:span><text:span text:style-name="T9">Display:</text:span><text:span text:style-name="T2"> Visu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minute/level (D); </text:span><text:span text:style-name="T9">Saving Throw:</text:span><text:span text:style-name="T2"> None; </text:span><text:span text:style-name="T9">Power Resistance:</text:span><text:span text:style-name="T2"> No; </text:span><text:span text:style-name="T9">Power Point Cost:</text:span><text:span text:style-name="T2"> 3</text:span></text:p>
      <text:p text:style-name="P2" loext:marker-style-name="T3"><text:span text:style-name="T2">The manifester gains a +2 insight bonus on his or her attack rolls for the duration of the power.</text:span><text:span text:style-name="T2"/></text:p>
      <text:p text:style-name="P1" loext:marker-style-name="T3"/>
      <text:h text:style-name="Heading_20_2" text:outline-level="2"><text:soft-page-break/>Concussion<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Battle Mind 2; </text:span><text:span text:style-name="T9">Display:</text:span><text:span text:style-name="T2"> Audible; </text:span><text:span text:style-name="T9">Manifestation Time:</text:span><text:span text:style-name="T2"> Attack action; </text:span><text:span text:style-name="T9">Range:</text:span><text:span text:style-name="T2"> Medium (100 ft. + 10 ft./level); </text:span><text:span text:style-name="T9">Target:</text:span><text:span text:style-name="T2"> One individual; </text:span><text:span text:style-name="T9">Duration:</text:span><text:span text:style-name="T2"> Instantaneous; </text:span><text:span text:style-name="T9">Saving Throw:</text:span><text:span text:style-name="T2"> Fortitude half; </text:span><text:span text:style-name="T9">Power Resistance:</text:span><text:span text:style-name="T2"> Yes; </text:span><text:span text:style-name="T9">Power Point Cost:</text:span><text:span text:style-name="T2"> 3</text:span></text:p>
      <text:p text:style-name="P2" loext:marker-style-name="T3"><text:span text:style-name="T2">The target is pummeled with telekinetic force for 3d6 points of damage. The manifester may choose to have the power deal only nonlethal damage instead of lethal damage.</text:span><text:span text:style-name="T2"/></text:p>
      <text:p text:style-name="P2" loext:marker-style-name="T3"><text:span text:style-name="Core_20_Body_20_Italic"><text:span text:style-name="T13">Concussion</text:span></text:span><text:span text:style-name="T2"> always affects a target within range that the manifester can see, even if the subject is in melee or has partial cover or concealment. Inanimate objects can’t be damaged by this power.</text:span></text:p>
      <text:p text:style-name="P1" loext:marker-style-name="T3"/>
      <text:h text:style-name="Heading_20_2" text:outline-level="2">Control Object<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Telepath 1; </text:span><text:span text:style-name="T9">Display:</text:span><text:span text:style-name="T2"> Material; </text:span><text:span text:style-name="T9">Manifestation Time:</text:span><text:span text:style-name="T2"> Attack action; </text:span><text:span text:style-name="T9">Range:</text:span><text:span text:style-name="T2"> Medium (100 ft. + 10 ft./level); </text:span><text:span text:style-name="T9">Target:</text:span><text:span text:style-name="T2"> One unattended object weighing up to 100 pounds; </text:span><text:span text:style-name="T9">Duration:</text:span><text:span text:style-name="T2"> Concentration, up to 1 round/level; </text:span><text:span text:style-name="T9">Saving Throw:</text:span><text:span text:style-name="T2"> None; </text:span><text:span text:style-name="T9">Power Resistance:</text:span><text:span text:style-name="T2"> No; </text:span><text:span text:style-name="T9">Power Point Cost:</text:span><text:span text:style-name="T2"> 1</text:span></text:p>
      <text:p text:style-name="P2" loext:marker-style-name="T3"><text:span text:style-name="T2">The manifester telekinetically animates an inanimate object, making it move under his or her control. The controlled object moves with jerky and clumsy movements. The object can move at a speed of 10 feet. A controlled object can make a slam attack with an attack bonus of +0, dealing 1d4 points of bludgeoning damage. </text:span><text:span text:style-name="T2"/></text:p>
      <text:p text:style-name="P1" loext:marker-style-name="T3"/>
      <text:h text:style-name="Heading_20_2" text:outline-level="2">Darkvision<text:span text:style-name="T5"/></text:h>
      <text:h text:style-name="Heading_20_3" text:outline-level="3" loext:marker-style-name="T12"><text:span text:style-name="T12">Wisdom</text:span><text:span text:style-name="T12"/></text:h>
      <text:p text:style-name="P2" loext:marker-style-name="T3"><text:span text:style-name="T9">Level:</text:span><text:span text:style-name="T2"> Battle Mind 2; </text:span><text:span text:style-name="T9">Display:</text:span><text:span text:style-name="T2"> Visual; </text:span><text:span text:style-name="T9">Manifestation Time:</text:span><text:span text:style-name="T2"> Attack action; </text:span><text:span text:style-name="T9">Range:</text:span><text:span text:style-name="T2"> Touch; </text:span><text:span text:style-name="T9">Target:</text:span><text:span text:style-name="T2"> Individual touched; </text:span><text:span text:style-name="T9">Duration:</text:span><text:span text:style-name="T2"> 1 hour/level; </text:span><text:span text:style-name="T9">Saving Throw:</text:span><text:span text:style-name="T2"> None; </text:span><text:span text:style-name="T9">Power Resistance:</text:span><text:span text:style-name="T2"> Yes; </text:span><text:span text:style-name="T9">Power Point Cost:</text:span><text:span text:style-name="T2"> 3</text:span></text:p>
      <text:p text:style-name="P2" loext:marker-style-name="T3"><text:span text:style-name="T2">The target gains the ability to see 60 feet even in total darkness. This provides black-and-white vision only, but is otherwise like normal sight and it doesn’t allow the target to see in magical darkness (if such a thing exists in the campaign).</text:span><text:span text:style-name="T2"/></text:p>
      <text:p text:style-name="P1" loext:marker-style-name="T3"/>
      <text:h text:style-name="Heading_20_2" text:outline-level="2">Daze<text:span text:style-name="T5"/></text:h>
      <text:h text:style-name="Heading_20_3" text:outline-level="3" loext:marker-style-name="T12"><text:span text:style-name="T12">Charisma [Compulsion, Mind-Affecting]</text:span><text:span text:style-name="T12"/></text:h>
      <text:p text:style-name="P2" loext:marker-style-name="T3"><text:span text:style-name="T9">Level:</text:span><text:span text:style-name="T2"> Telepath 0; </text:span><text:span text:style-name="T9">Display:</text:span><text:span text:style-name="T2"> Mental, Material; </text:span><text:span text:style-name="T9">Manifestation Time:</text:span><text:span text:style-name="T2"> Attack action; </text:span><text:span text:style-name="T9">Range:</text:span><text:span text:style-name="T2"> Close (25 ft. + 5 ft./2 levels); </text:span><text:span text:style-name="T9">Target:</text:span><text:span text:style-name="T2"> One person; </text:span><text:span text:style-name="T9">Duration:</text:span><text:span text:style-name="T2"> 1 round; </text:span><text:span text:style-name="T9">Saving Throw:</text:span><text:span text:style-name="T2"> Will negates; </text:span><text:span text:style-name="T9">Power Resistance:</text:span><text:span text:style-name="T2"> Yes; </text:span><text:span text:style-name="T9">Power Point Cost:</text:span><text:span text:style-name="T2"> 1</text:span></text:p>
      <text:p text:style-name="P2" loext:marker-style-name="T3"><text:span text:style-name="T2">This power clouds the mind of a Medium-size or smaller target so that he or she takes no actions. Creatures of 5 or more HD or levels are not affected. The dazed subject is not stunned (so attackers get no special advantage against him or her), but the subject can’t move or take actions.</text:span><text:span text:style-name="T2"/></text:p>
      <text:p text:style-name="P1" loext:marker-style-name="T3"/>
      <text:h text:style-name="Heading_20_2" text:outline-level="2">Detect Psionics<text:span text:style-name="T5"/></text:h>
      <text:h text:style-name="Heading_20_3" text:outline-level="3" loext:marker-style-name="T12"><text:span text:style-name="T12">Wisdom</text:span><text:span text:style-name="T12"/></text:h>
      <text:p text:style-name="P2" loext:marker-style-name="T3"><text:span text:style-name="T9">Level:</text:span><text:span text:style-name="T2"> Telepath 0/Battle Mind 0; </text:span><text:span text:style-name="T9">Display:</text:span><text:span text:style-name="T2"> Visual, Audible; </text:span><text:span text:style-name="T9">Manifestation Time:</text:span><text:span text:style-name="T2"> Attack action; </text:span><text:span text:style-name="T9">Range:</text:span><text:span text:style-name="T2"> 60 ft.; </text:span><text:span text:style-name="T9">Area:</text:span><text:span text:style-name="T2"> Quarter-circle emanating from you to the extreme of the range; </text:span><text:span text:style-name="T9">Duration:</text:span><text:span text:style-name="T2"> Concentration, up to 1 minute/_level (D); </text:span><text:span text:style-name="T9">Saving Throw:</text:span><text:span text:style-name="T2"> None; </text:span><text:span text:style-name="T9">Power Resistance:</text:span><text:span text:style-name="T2"> No; </text:span><text:span text:style-name="T9">Power Point Cost:</text:span><text:span text:style-name="T2"> 1</text:span></text:p>
      <text:p text:style-name="P2" loext:marker-style-name="T3"><text:span text:style-name="T2">The manifester detects psionic auras. The amount of information revealed depends on how long the manifester studies a particular area or subject.</text:span><text:span text:style-name="T2"/></text:p>
      <text:p text:style-name="P2" loext:marker-style-name="T3"><text:span text:style-name="Core_20_Body_20_Italic"><text:span text:style-name="T13">1st Round:</text:span></text:span><text:span text:style-name="T2"> Presence or absence of psionic auras.</text:span></text:p>
      <text:p text:style-name="P2" loext:marker-style-name="T3"><text:span text:style-name="Core_20_Body_20_Italic"><text:span text:style-name="T13">2nd Round:</text:span></text:span><text:span text:style-name="T2"> Number of different psionic auras and the strength of the strongest aura.</text:span></text:p>
      <text:p text:style-name="P2" loext:marker-style-name="T3"><text:span text:style-name="Core_20_Body_20_Italic"><text:span text:style-name="T13">3rd Round:</text:span></text:span><text:span text:style-name="T2"> The strength and location of each aura. If the items or creatures bearing the auras are in line of sight, the manifester can make Psicraft checks to determine the discipline involved in each. (Make one check per aura; DC 15 + power level, or 15 + half manifester level for a nonpower effect.)</text:span></text:p>
      <text:p text:style-name="P2" loext:marker-style-name="T3"><text:span text:style-name="T2">Psionic areas, multiple disciplines, or strong local psionic emanations may confuse or conceal weaker auras.</text:span><text:span text:style-name="T2"/></text:p>
      <text:p text:style-name="P2" loext:marker-style-name="T3"><text:span text:style-name="T2">Aura Strength: An aura’s psionic power and strength depend on a power’s functioning power level or an item’s manifester level.</text:span><text:span text:style-name="T2"/></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7" text:outline-level="3">Functioning Power Level</text:h>
          </table:table-cell>
          <table:table-cell table:style-name="Table1.A1" office:value-type="string">
            <text:h text:style-name="P7" text:outline-level="3">Item Manifester Level</text:h>
          </table:table-cell>
          <table:table-cell table:style-name="Table1.A1" office:value-type="string">
            <text:h text:style-name="P7" text:outline-level="3">Aura Power</text:h>
          </table:table-cell>
        </table:table-row>
        <table:table-row table:style-name="Table1.1">
          <table:table-cell table:style-name="Table1.A2" office:value-type="string">
            <text:p text:style-name="P8">0-level or lingering aura</text:p>
          </table:table-cell>
          <table:table-cell table:style-name="Table1.A2" office:value-type="string">
            <text:p text:style-name="P8">Lingering aura</text:p>
          </table:table-cell>
          <table:table-cell table:style-name="Table1.A2" office:value-type="string">
            <text:p text:style-name="P8">Dim</text:p>
          </table:table-cell>
        </table:table-row>
        <text:soft-page-break/>
        <table:table-row table:style-name="Table1.1">
          <table:table-cell table:style-name="Table1.A2" office:value-type="string">
            <text:p text:style-name="P5">1st–3rd</text:p>
          </table:table-cell>
          <table:table-cell table:style-name="Table1.A2" office:value-type="string">
            <text:p text:style-name="P5">1st–5th</text:p>
          </table:table-cell>
          <table:table-cell table:style-name="Table1.A2" office:value-type="string">
            <text:p text:style-name="P5">Faint</text:p>
          </table:table-cell>
        </table:table-row>
        <table:table-row table:style-name="Table1.1">
          <table:table-cell table:style-name="Table1.A4" office:value-type="string">
            <text:p text:style-name="P8">4th–5th</text:p>
          </table:table-cell>
          <table:table-cell table:style-name="Table1.A4" office:value-type="string">
            <text:p text:style-name="P8">—</text:p>
          </table:table-cell>
          <table:table-cell table:style-name="Table1.A4" office:value-type="string">
            <text:p text:style-name="P8">Moderate</text:p>
          </table:table-cell>
        </table:table-row>
      </table:table>
      <text:p text:style-name="P2" loext:marker-style-name="T3"><text:span text:style-name="T2">If an aura falls into more than one category, </text:span><text:span text:style-name="Core_20_Body_20_Italic"><text:span text:style-name="T13">detect psionics</text:span></text:span><text:span text:style-name="T2"> indicates the stronger of the two.</text:span></text:p>
      <text:p text:style-name="P2" loext:marker-style-name="T3"><text:span text:style-name="T2">Length Aura Lingers: How long the aura lingers after the source has vacated the area depends on the aura’s original strength.</text:span><text:span text:style-name="T2"/></text:p>
      <text:p text:style-name="P1" loext:marker-style-name="T3"/>
      <table:table table:name="Table2" table:style-name="Table2">
        <table:table-column table:style-name="Table2.A"/>
        <table:table-column table:style-name="Table2.B"/>
        <table:table-row table:style-name="Table2.1">
          <table:table-cell table:style-name="Table2.A1" office:value-type="string">
            <text:p text:style-name="P9">Original Aura Power</text:p>
          </table:table-cell>
          <table:table-cell table:style-name="Table2.A1" office:value-type="string">
            <text:p text:style-name="P9">Duration</text:p>
          </table:table-cell>
        </table:table-row>
        <table:table-row table:style-name="Table2.1">
          <table:table-cell table:style-name="Table2.A2" office:value-type="string">
            <text:p text:style-name="P8">Dim</text:p>
          </table:table-cell>
          <table:table-cell table:style-name="Table2.A2" office:value-type="string">
            <text:p text:style-name="P8">1 minute</text:p>
          </table:table-cell>
        </table:table-row>
        <table:table-row table:style-name="Table2.1">
          <table:table-cell table:style-name="Table2.A2" office:value-type="string">
            <text:p text:style-name="P5">Faint</text:p>
          </table:table-cell>
          <table:table-cell table:style-name="Table2.A2" office:value-type="string">
            <text:p text:style-name="P5">1d6 minutes</text:p>
          </table:table-cell>
        </table:table-row>
        <table:table-row table:style-name="Table2.1">
          <table:table-cell table:style-name="Table2.A4" office:value-type="string">
            <text:p text:style-name="P8">Moderate</text:p>
          </table:table-cell>
          <table:table-cell table:style-name="Table2.A4" office:value-type="string">
            <text:p text:style-name="P8">1d6 x 10 minutes</text:p>
          </table:table-cell>
        </table:table-row>
      </table:table>
      <text:p text:style-name="P1" loext:marker-style-name="T3"/>
      <text:p text:style-name="P2" loext:marker-style-name="T3"><text:span text:style-name="T2">Each round, the manifester can turn to detect things in a new area. The manifester can tell the difference between magical and psionic auras. The power can penetrate barriers, but 1 foot of stone, 1 inch of common metal, a thin sheet of lead, or 3 feet of wood or dirt blocks it.</text:span><text:span text:style-name="T2"/></text:p>
      <text:p text:style-name="P1" loext:marker-style-name="T3"/>
      <text:h text:style-name="Heading_20_2" text:outline-level="2">Detect Thoughts<text:span text:style-name="T5"/></text:h>
      <text:h text:style-name="Heading_20_3" text:outline-level="3" loext:marker-style-name="T12"><text:span text:style-name="T12">Charisma [Mind-Affecting]</text:span><text:span text:style-name="T12"/></text:h>
      <text:p text:style-name="P2" loext:marker-style-name="T3"><text:span text:style-name="T9">Level:</text:span><text:span text:style-name="T2"> Telepath 2; Display Visual, Mental; </text:span><text:span text:style-name="T9">Manifestation Time:</text:span><text:span text:style-name="T2"> Attack action; </text:span><text:span text:style-name="T9">Range:</text:span><text:span text:style-name="T2"> 60 ft,; </text:span><text:span text:style-name="T9">Area:</text:span><text:span text:style-name="T2"> Quarter-circle emanating from you to the extreme of the range; </text:span><text:span text:style-name="T9">Duration:</text:span><text:span text:style-name="T2"> Concentration, up to 1 minute/level (D); </text:span><text:span text:style-name="T9">Saving Throw:</text:span><text:span text:style-name="T2"> Will negates (see text); </text:span><text:span text:style-name="T9">Power Resistance:</text:span><text:span text:style-name="T2"> No; </text:span><text:span text:style-name="T9">Power Point Cost:</text:span><text:span text:style-name="T2"> 3</text:span></text:p>
      <text:p text:style-name="P2" loext:marker-style-name="T3"><text:span text:style-name="T2">The manifester detects surface thoughts. The amount of information revealed depends on how long the manifester studies a particular area or subject.</text:span><text:span text:style-name="T2"/></text:p>
      <text:p text:style-name="P2" loext:marker-style-name="T3"><text:span text:style-name="Core_20_Body_20_Italic"><text:span text:style-name="T13">1st Round:</text:span></text:span><text:span text:style-name="T2"> Presence or absence of thoughts (from conscious creatures with Intelligence scores of 1 or higher).</text:span></text:p>
      <text:p text:style-name="P2" loext:marker-style-name="T3"><text:span text:style-name="Core_20_Body_20_Italic"><text:span text:style-name="T13">2nd Round:</text:span></text:span><text:span text:style-name="T2"> Number of thinking minds and the mental strength of each.</text:span></text:p>
      <text:p text:style-name="P2" loext:marker-style-name="T3"><text:span text:style-name="Core_20_Body_20_Italic"><text:span text:style-name="T13">3rd Round:</text:span></text:span><text:span text:style-name="T2"> Surface thoughts of any mind in the area. A target’s Will save prevents the manifester from reading its thoughts, and the manifester must manifest </text:span><text:span text:style-name="Core_20_Body_20_Italic"><text:span text:style-name="T13">detect thoughts</text:span></text:span><text:span text:style-name="T2"> again to have another chance. Creatures of animal intelligence have simple, instinctual thoughts that the manifester can pick up.</text:span></text:p>
      <text:p text:style-name="P2" loext:marker-style-name="T3"><text:span text:style-name="T2">Each round, the manifester can turn to detect thoughts in a new area. The power can penetrate barriers, but 1 foot of stone, 1 inch of common metal, a thin sheet of lead, or 3 feet of wood or dirt blocks it.</text:span><text:span text:style-name="T2"/></text:p>
      <text:p text:style-name="P1" loext:marker-style-name="T3"/>
      <text:h text:style-name="Heading_20_2" text:outline-level="2">Distract<text:span text:style-name="T5"/></text:h>
      <text:h text:style-name="Heading_20_3" text:outline-level="3" loext:marker-style-name="T12"><text:span text:style-name="T12">Charisma [Mind-Affecting]</text:span><text:span text:style-name="T12"/></text:h>
      <text:p text:style-name="P2" loext:marker-style-name="T3"><text:span text:style-name="T9">Level:</text:span><text:span text:style-name="T2"> Telepath 0; </text:span><text:span text:style-name="T9">Display:</text:span><text:span text:style-name="T2"> Audible; </text:span><text:span text:style-name="T9">Manifestation Time:</text:span><text:span text:style-name="T2"> Attack action; </text:span><text:span text:style-name="T9">Range:</text:span><text:span text:style-name="T2"> Close (25 ft. + 5 ft./2 levels); </text:span><text:span text:style-name="T9">Target:</text:span><text:span text:style-name="T2"> One living creature; </text:span><text:span text:style-name="T9">Duration:</text:span><text:span text:style-name="T2"> Concentration, up to 1 minute/level (D); </text:span><text:span text:style-name="T9">Saving Throw:</text:span><text:span text:style-name="T2"> Will negates; </text:span><text:span text:style-name="T9">Power Resistance:</text:span><text:span text:style-name="T2"> Yes; </text:span><text:span text:style-name="T9">Power Point Cost:</text:span><text:span text:style-name="T2"> 1</text:span></text:p>
      <text:p text:style-name="P2" loext:marker-style-name="T3"><text:span text:style-name="T2">The manifester causes the target’s mind to wander, distracting him or her. Subjects of </text:span><text:span text:style-name="Core_20_Body_20_Italic"><text:span text:style-name="T13">distract</text:span></text:span><text:span text:style-name="T2"> make all Listen, Spot, Search, and Sense Motive checks at a –1 penalty.</text:span></text:p>
      <text:p text:style-name="P1" loext:marker-style-name="T3"/>
      <text:h text:style-name="Heading_20_2" text:outline-level="2">Domination<text:span text:style-name="T1"/></text:h>
      <text:h text:style-name="Heading_20_3" text:outline-level="3" loext:marker-style-name="T12"><text:span text:style-name="T12">Charisma [Compulsion, Mind-Affecting]</text:span><text:span text:style-name="T12"/></text:h>
      <text:p text:style-name="P2" loext:marker-style-name="T3"><text:span text:style-name="T9">Level:</text:span><text:span text:style-name="T2"> Telepath 4; </text:span><text:span text:style-name="T9">Display:</text:span><text:span text:style-name="T2"> Mental; </text:span><text:span text:style-name="T9">Manifestation Time:</text:span><text:span text:style-name="T2"> Attack action; </text:span><text:span text:style-name="T9">Range:</text:span><text:span text:style-name="T2"> Medium (100 ft. + 10 ft./level); </text:span><text:span text:style-name="T9">Target:</text:span><text:span text:style-name="T2"> One Medium-size or smaller creature; </text:span><text:span text:style-name="T9">Duration:</text:span><text:span text:style-name="T2"> 1 day/level; </text:span><text:span text:style-name="T9">Saving Throw:</text:span><text:span text:style-name="T2"> Will negates; </text:span><text:span text:style-name="T9">Power Resistance:</text:span><text:span text:style-name="T2"> Yes; </text:span><text:span text:style-name="T9">Power Point Cost:</text:span><text:span text:style-name="T2"> 7</text:span></text:p>
      <text:p text:style-name="P2" loext:marker-style-name="T3"><text:span text:style-name="T2">The manifester can control the actions of a Medium-size or smaller creature. The manifester establishes a telepathic link with the target’s mind. If the manifester and his or her subject share a common language, the manifester can generally force the subject to perform as he or she desires, within the limits of the subject’s abilities. If no common language is shared, the manifester can only communicate basic commands. The manifester knows what the target is experiencing but does not receive direct sensory input from him or her.</text:span><text:span text:style-name="T2"/></text:p>
      <text:p text:style-name="P2" loext:marker-style-name="T3"><text:span text:style-name="T2">The target resists this control, and if forced to take an action that goes against his or her nature he or she receives a new saving throw with a bonus of +1 to +4, depending on the type of action required. Obviously self-destructive orders are ignored, regardless of the result of the saving throw.</text:span><text:span text:style-name="T2"/></text:p>
      <text:p text:style-name="P2" loext:marker-style-name="T3"><text:span text:style-name="T2">Once control is established, the range at which it can be exercised is unlimited. The manifester need not see the target to control him or her.</text:span><text:span text:style-name="T2"/></text:p>
      <text:p text:style-name="P1" loext:marker-style-name="T3"/>
      <text:h text:style-name="Heading_20_2" text:outline-level="2"><text:soft-page-break/>Electric Charge<text:span text:style-name="T5"/></text:h>
      <text:h text:style-name="Heading_20_3" text:outline-level="3" loext:marker-style-name="T12"><text:span text:style-name="T12">Intelligence [Electricity]</text:span><text:span text:style-name="T12"/></text:h>
      <text:p text:style-name="P2" loext:marker-style-name="T3"><text:span text:style-name="T9">Level:</text:span><text:span text:style-name="T2"> Battle Mind 2; </text:span><text:span text:style-name="T9">Display:</text:span><text:span text:style-name="T2"> Visual (see text); </text:span><text:span text:style-name="T9">Manifestation Time:</text:span><text:span text:style-name="T2"> Attack action; </text:span><text:span text:style-name="T9">Range:</text:span><text:span text:style-name="T2"> Touch; </text:span><text:span text:style-name="T9">Effect:</text:span><text:span text:style-name="T2"> Shocking damage; </text:span><text:span text:style-name="T9">Duration:</text:span><text:span text:style-name="T2"> Instantaneous; </text:span><text:span text:style-name="T9">Saving Throw:</text:span><text:span text:style-name="T2"> None; </text:span><text:span text:style-name="T9">Power Resistance:</text:span><text:span text:style-name="T2"> Yes; </text:span><text:span text:style-name="T9">Power Point Cost:</text:span><text:span text:style-name="T2"> 3</text:span></text:p>
      <text:p text:style-name="P2" loext:marker-style-name="T3"><text:span text:style-name="T2">The manifester creates a static charge that deals 2d6 points of electrical damage with his or her touch.</text:span><text:span text:style-name="T2"/></text:p>
      <text:p text:style-name="P1" loext:marker-style-name="T3"/>
      <text:h text:style-name="Heading_20_2" text:outline-level="2">False Sensory Input<text:span text:style-name="T1"/></text:h>
      <text:h text:style-name="Heading_20_3" text:outline-level="3" loext:marker-style-name="T12"><text:span text:style-name="T12">Charisma [Mind-Affecting]</text:span><text:span text:style-name="T12"/></text:h>
      <text:p text:style-name="P2" loext:marker-style-name="T3"><text:span text:style-name="T9">Level:</text:span><text:span text:style-name="T2"> Telepath 3; </text:span><text:span text:style-name="T9">Display:</text:span><text:span text:style-name="T2"> Mental; </text:span><text:span text:style-name="T9">Manifestation Time:</text:span><text:span text:style-name="T2"> Full-round action; </text:span><text:span text:style-name="T9">Range:</text:span><text:span text:style-name="T2"> Long (400 ft. + 40 ft./level); </text:span><text:span text:style-name="T9">Target:</text:span><text:span text:style-name="T2"> One living creature; </text:span><text:span text:style-name="T9">Duration:</text:span><text:span text:style-name="T2"> Concentration, up to 1 minute/level (D); </text:span><text:span text:style-name="T9">Saving Throw:</text:span><text:span text:style-name="T2"> Will negates; </text:span><text:span text:style-name="T9">Power Resistance:</text:span><text:span text:style-name="T2"> Yes; </text:span><text:span text:style-name="T9">Power Point Cost:</text:span><text:span text:style-name="T2"> 5</text:span></text:p>
      <text:p text:style-name="P2" loext:marker-style-name="T3"><text:span text:style-name="T2">The manifester has a limited ability to falsify one of the target’s senses. The subject thinks he or she sees, hears, smells, tastes, or feels something other than what his or her senses actually report. The manifester can’t fabricate a sensation where none exists, nor make the target completely oblivious to a sensation, but the manifester can falsify the specifics of one sensation for different specifics. The manifester can switch between senses he or she falsifies round by round. A manifester can’t alter a sensation’s “intensity” by more than 50%. <text:s/>If this power is used to distract an enemy psionic character who is attempting to manifest a power, the enemy must make a Concentration check as if against a non-damaging power (the DC equals the distracting power’s save DC + 3 in this case).</text:span><text:span text:style-name="T2"/></text:p>
      <text:p text:style-name="P1" loext:marker-style-name="T3"/>
      <text:h text:style-name="Heading_20_2" text:outline-level="2">Far Hand<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Telepath 0; </text:span><text:span text:style-name="T9">Display:</text:span><text:span text:style-name="T2"> Visual; </text:span><text:span text:style-name="T9">Manifestation Time:</text:span><text:span text:style-name="T2"> Attack action; </text:span><text:span text:style-name="T9">Range:</text:span><text:span text:style-name="T2"> Close (25 ft. + 5 ft./2 levels); </text:span><text:span text:style-name="T9">Target:</text:span><text:span text:style-name="T2"> An unattended object weighing up to 5 pounds; </text:span><text:span text:style-name="T9">Duration:</text:span><text:span text:style-name="T2"> Concentration; </text:span><text:span text:style-name="T9">Saving Throw:</text:span><text:span text:style-name="T2"> None; </text:span><text:span text:style-name="T9">Power Resistance:</text:span><text:span text:style-name="T2"> No; </text:span><text:span text:style-name="T9">Power Point Cost:</text:span><text:span text:style-name="T2"> 1</text:span></text:p>
      <text:p text:style-name="P2" loext:marker-style-name="T3"><text:span text:style-name="T2">The manifester can lift and move an object at will from a distance. After manifestation, as a move action the manifester can move the object up to 15 feet in any direction. The power ends if the distance between the manifester and the object ever exceeds the power’s range. </text:span><text:span text:style-name="T2"/></text:p>
      <text:p text:style-name="P1" loext:marker-style-name="T3"/>
      <text:h text:style-name="Heading_20_2" text:outline-level="2">Far Punch<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Battle Mind 0; </text:span><text:span text:style-name="T9">Display:</text:span><text:span text:style-name="T2"> Visual, Mental; </text:span><text:span text:style-name="T9">Manifestation Time:</text:span><text:span text:style-name="T2"> Attack action; </text:span><text:span text:style-name="T9">Range:</text:span><text:span text:style-name="T2"> Close (25 ft. + 5 ft./2 levels); </text:span><text:span text:style-name="T9">Target:</text:span><text:span text:style-name="T2"> One individual; </text:span><text:span text:style-name="T9">Duration:</text:span><text:span text:style-name="T2"> Instantaneous; </text:span><text:span text:style-name="T9">Saving Throw:</text:span><text:span text:style-name="T2"> None; </text:span><text:span text:style-name="T9">Power Resistance:</text:span><text:span text:style-name="T2"> Yes; </text:span><text:span text:style-name="T9">Power Point Cost:</text:span><text:span text:style-name="T2"> 1</text:span></text:p>
      <text:p text:style-name="P2" loext:marker-style-name="T3"><text:span text:style-name="T2">The manifester strikes the target with a telekinetic punch that deals 1 point of damage. Inanimate objects can’t be damaged by this power.</text:span><text:span text:style-name="T2"/></text:p>
      <text:p text:style-name="P1" loext:marker-style-name="T3"/>
      <text:h text:style-name="Heading_20_2" text:outline-level="2" loext:marker-style-name="T5"><text:span text:style-name="T5">Finger of Fire</text:span><text:span text:style-name="T5"/></text:h>
      <text:h text:style-name="Heading_20_3" text:outline-level="3" loext:marker-style-name="T12"><text:span text:style-name="T12">Intelligence [Fire]</text:span><text:span text:style-name="T12"/></text:h>
      <text:p text:style-name="P2" loext:marker-style-name="T3"><text:span text:style-name="T9">Level:</text:span><text:span text:style-name="T2"> Telepath 0/ Battle Mind 0; </text:span><text:span text:style-name="T9">Display:</text:span><text:span text:style-name="T2"> Visual; </text:span><text:span text:style-name="T9">Manifestation Time:</text:span><text:span text:style-name="T2"> Attack action; </text:span><text:span text:style-name="T9">Range:</text:span><text:span text:style-name="T2"> Close (25 ft. + 5 ft./2 levels); </text:span><text:span text:style-name="T9">Effect:</text:span><text:span text:style-name="T2"> Ray; </text:span><text:span text:style-name="T9">Duration:</text:span><text:span text:style-name="T2"> Instantaneous; </text:span><text:span text:style-name="T9">Saving Throw:</text:span><text:span text:style-name="T2"> None; </text:span><text:span text:style-name="T9">Power Resistance:</text:span><text:span text:style-name="T2"> Yes; </text:span><text:span text:style-name="T9">Power Point Cost:</text:span><text:span text:style-name="T2"> 1</text:span></text:p>
      <text:p text:style-name="P2" loext:marker-style-name="T3"><text:span text:style-name="T2">A ray of flame projects from the manifester. The manifester must succeed at a ranged touch attack to deal damage to a target. The flame deals 1d3 points of fire damage. This flame isn’t powerful enough to cause combustion.</text:span><text:span text:style-name="T2"/></text:p>
      <text:p text:style-name="P1" loext:marker-style-name="T3"/>
      <text:h text:style-name="Heading_20_2" text:outline-level="2">Fire Bolt<text:span text:style-name="T5"/></text:h>
      <text:h text:style-name="Heading_20_3" text:outline-level="3" loext:marker-style-name="T12"><text:span text:style-name="T12">Intelligence [Fire]</text:span><text:span text:style-name="T12"/></text:h>
      <text:p text:style-name="P2" loext:marker-style-name="T3"><text:span text:style-name="T9">Level:</text:span><text:span text:style-name="T2"> Battle Mind 1; </text:span><text:span text:style-name="T9">Display:</text:span><text:span text:style-name="T2"> Visual; </text:span><text:span text:style-name="T9">Manifestation Time:</text:span><text:span text:style-name="T2"> Attack action; </text:span><text:span text:style-name="T9">Range:</text:span><text:span text:style-name="T2"> 60 ft.; </text:span><text:span text:style-name="T9">Effect:</text:span><text:span text:style-name="T2"> Bolt; </text:span><text:span text:style-name="T9">Duration:</text:span><text:span text:style-name="T2"> Instantaneous; </text:span><text:span text:style-name="T9">Saving Throw:</text:span><text:span text:style-name="T2"> None; </text:span><text:span text:style-name="T9">Power Resistance:</text:span><text:span text:style-name="T2"> Yes; </text:span><text:span text:style-name="T9">Power Point Cost:</text:span><text:span text:style-name="T2"> 1</text:span></text:p>
      <text:p text:style-name="P2" loext:marker-style-name="T3"><text:span text:style-name="T2">A bolt of fire shoots from the manifester. He or she must succeed at a ranged touch attack to deal damage to a target. The bolt deals 1d6+1 points of fire damage and the target may catch on fire.</text:span><text:span text:style-name="T2"/></text:p>
      <text:p text:style-name="P1" loext:marker-style-name="T3"/>
      <text:h text:style-name="Heading_20_2" text:outline-level="2"><text:soft-page-break/>Fire Storm<text:span text:style-name="T5"/></text:h>
      <text:h text:style-name="Heading_20_3" text:outline-level="3" loext:marker-style-name="T12"><text:span text:style-name="T12">Intelligence [Fire]</text:span><text:span text:style-name="T12"/></text:h>
      <text:p text:style-name="P2" loext:marker-style-name="T3"><text:span text:style-name="T9">Level:</text:span><text:span text:style-name="T2"> Battle Mind 4; </text:span><text:span text:style-name="T9">Display:</text:span><text:span text:style-name="T2"> Visual (see text); </text:span><text:span text:style-name="T9">Manifestation Time:</text:span><text:span text:style-name="T2"> Attack action; </text:span><text:span text:style-name="T9">Range:</text:span><text:span text:style-name="T2"> Long (400 ft. + 40 ft./level); </text:span><text:span text:style-name="T9">Area:</text:span><text:span text:style-name="T2"> 30-ft.-radius spread; </text:span><text:span text:style-name="T9">Duration:</text:span><text:span text:style-name="T2"> Instantaneous; </text:span><text:span text:style-name="T9">Saving Throw:</text:span><text:span text:style-name="T2"> Reflex half; </text:span><text:span text:style-name="T9">Power Resistance:</text:span><text:span text:style-name="T2"> Yes; </text:span><text:span text:style-name="T9">Power Point Cost:</text:span><text:span text:style-name="T2"> 7</text:span></text:p>
      <text:p text:style-name="P2" loext:marker-style-name="T3"><text:span text:style-name="T2">The manifester generates a storm of fire that fills an area he or she designates and deals 5d6 points of fire damage to all creatures (the manifester must be able to see the target area or a portion of it). Unattended objects also take damage.</text:span><text:span text:style-name="T2"/></text:p>
      <text:p text:style-name="P2" loext:marker-style-name="T3"><text:span text:style-name="T2">This power</text:span><text:span text:style-name="Core_20_Body_20_Italic"><text:span text:style-name="T13"> </text:span></text:span><text:span text:style-name="T2">sets fire to combustibles and damages objects in the area. It can melt metals with a low melting point.</text:span></text:p>
      <text:p text:style-name="P1" loext:marker-style-name="T3"/>
      <text:h text:style-name="Heading_20_2" text:outline-level="2">Forced Mindlink<text:span text:style-name="T5"/></text:h>
      <text:h text:style-name="Heading_20_3" text:outline-level="3" loext:marker-style-name="T12"><text:span text:style-name="T12">Charisma</text:span><text:span text:style-name="T12"/></text:h>
      <text:p text:style-name="P2" loext:marker-style-name="T3"><text:span text:style-name="T9">Level:</text:span><text:span text:style-name="T2"> Telepath 4; </text:span><text:span text:style-name="T9">Display:</text:span><text:span text:style-name="T2"> Material; </text:span><text:span text:style-name="T9">Manifestation Time:</text:span><text:span text:style-name="T2"> Attack action; </text:span><text:span text:style-name="T9">Range:</text:span><text:span text:style-name="T2"> Close (25 ft. + 5 ft./2 levels); </text:span><text:span text:style-name="T9">Targets:</text:span><text:span text:style-name="T2"> You and one other creature who is initially no more than 30 ft. away; </text:span><text:span text:style-name="T9">Duration:</text:span><text:span text:style-name="T2"> 10 minutes/level; </text:span><text:span text:style-name="T9">Saving Throw:</text:span><text:span text:style-name="T2"> Will negates; </text:span><text:span text:style-name="T9">Power Resistance:</text:span><text:span text:style-name="T2"> Yes; </text:span><text:span text:style-name="T9">Power Point Cost:</text:span><text:span text:style-name="T2"> 7</text:span></text:p>
      <text:p text:style-name="P2" loext:marker-style-name="T3"><text:span text:style-name="T2">The manifester forges a telepathic bond with another person or creature, which must have an Intelligence score of 6 or higher. <text:s/>The manifester can communicate telepathically through the bond even if he or she does not share a common language with the subject. No special power or influence is established as a result of the bond and the target is not compelled to communicate with the manifester. <text:s/>Once the bond is formed, it works over any distance.</text:span><text:span text:style-name="T2"/></text:p>
      <text:p text:style-name="P1" loext:marker-style-name="T3"/>
      <text:h text:style-name="Heading_20_2" text:outline-level="2">Greater Bioweapon<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4; </text:span><text:span text:style-name="T9">Display:</text:span><text:span text:style-name="T2"> Visual, Materi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4 rounds + 1 round/level; </text:span><text:span text:style-name="T9">Power Point Cost:</text:span><text:span text:style-name="T2"> 7</text:span></text:p>
      <text:p text:style-name="P2" loext:marker-style-name="T3"><text:span text:style-name="T2">The manifester generates a shaft of biokinetic energy that can be used as a melee weapon. It deals 2d8 points of bludgeoning damage on a successful attack. The shaft maintains its form for the duration or until the manifester drops it (or otherwise stop touching it with at least one hand), at which point it dissipates.</text:span><text:span text:style-name="T2"/></text:p>
      <text:p text:style-name="P2"/>
      <text:h text:style-name="Heading_20_2" text:outline-level="2">Inflict Pain<text:span text:style-name="T2"/></text:h>
      <text:p text:style-name="P10" loext:marker-style-name="T2"><text:span text:style-name="T2">Charisma [Mind-Affecting]</text:span><text:span text:style-name="T2"/></text:p>
      <text:p text:style-name="P2" loext:marker-style-name="T3"><text:span text:style-name="T9">Level:</text:span><text:span text:style-name="T2"> Telepath 2; </text:span><text:span text:style-name="T9">Display:</text:span><text:span text:style-name="T2"> Audible; </text:span><text:span text:style-name="T9">Manifestation Time:</text:span><text:span text:style-name="T2"> Attack action; </text:span><text:span text:style-name="T9">Range:</text:span><text:span text:style-name="T2"> Long (400 ft. + 40 ft./level); </text:span><text:span text:style-name="T9">Target:</text:span><text:span text:style-name="T2"> One living creature; </text:span><text:span text:style-name="T9">Duration:</text:span><text:span text:style-name="T2"> Concentration, up to 5 rounds; </text:span><text:span text:style-name="T9">Saving Throw:</text:span><text:span text:style-name="T2"> Will negates; </text:span><text:span text:style-name="T9">Power Resistance:</text:span><text:span text:style-name="T2"> Yes; </text:span><text:span text:style-name="T9">Power Point Cost:</text:span><text:span text:style-name="T2"> 3</text:span></text:p>
      <text:p text:style-name="P2" loext:marker-style-name="T3"><text:span text:style-name="T2">The manifester telepathically attacks the target’s mind, dealing 3d6 points of damage.</text:span><text:span text:style-name="T2"/></text:p>
      <text:p text:style-name="P1" loext:marker-style-name="T3"/>
      <text:h text:style-name="Heading_20_2" text:outline-level="2">Lesser Bioweapon<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1; </text:span><text:span text:style-name="T9">Display:</text:span><text:span text:style-name="T2"> Visual, Materi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4 rounds + 1 round/level; </text:span><text:span text:style-name="T9">Power Point Cost:</text:span><text:span text:style-name="T2"> 1</text:span></text:p>
      <text:p text:style-name="P2" loext:marker-style-name="T3"><text:span text:style-name="T2">The manifester generates a shaft of biokinetic energy that can be used as a melee weapon. It deals 1d4 points of bludgeoning damage on a successful attack. The shaft maintains its form for the duration or until the manifester drops it (or otherwise stop touching it with at least one hand), at which point it dissipates.</text:span><text:span text:style-name="T2"/></text:p>
      <text:p text:style-name="P2"/>
      <text:h text:style-name="Heading_20_2" text:outline-level="2">Lesser Body Adjustment<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Telepath 1; </text:span><text:span text:style-name="T9">Display:</text:span><text:span text:style-name="T2"> Audible, Material; </text:span><text:span text:style-name="T9">Manifestation Time:</text:span><text:span text:style-name="T2"> Full-round action; </text:span><text:span text:style-name="T9">Range:</text:span><text:span text:style-name="T2"> Personal; </text:span><text:span text:style-name="T9">Target:</text:span><text:span text:style-name="T2"> You; </text:span><text:span text:style-name="T9">Duration:</text:span><text:span text:style-name="T2"> Instantaneous; </text:span><text:span text:style-name="T9">Power Point Cost:</text:span><text:span text:style-name="T2"> 1</text:span></text:p>
      <text:p text:style-name="P2" loext:marker-style-name="T3"><text:span text:style-name="T2">The manifester recovers 1d8 hit points, or gains a +1 bonus on his or her next Fortitude save against poison or disease, or heals 1 point of temporary ability damage. The manifester chooses one benefit for a single manifestation.</text:span><text:span text:style-name="T2"/></text:p>
      <text:p text:style-name="P1" loext:marker-style-name="T3"/>
      <text:h text:style-name="Heading_20_2" text:outline-level="2"><text:soft-page-break/>Lesser Concussion<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Battle Mind 1; </text:span><text:span text:style-name="T9">Display:</text:span><text:span text:style-name="T2"> Audible; </text:span><text:span text:style-name="T9">Manifestation Time:</text:span><text:span text:style-name="T2"> Attack action; </text:span><text:span text:style-name="T9">Range:</text:span><text:span text:style-name="T2"> Medium (100 ft. + 10 ft./level); </text:span><text:span text:style-name="T9">Target:</text:span><text:span text:style-name="T2"> One individual; </text:span><text:span text:style-name="T9">Duration:</text:span><text:span text:style-name="T2"> Instantaneous; </text:span><text:span text:style-name="T9">Saving Throw:</text:span><text:span text:style-name="T2"> Fortitude half; </text:span><text:span text:style-name="T9">Power Resistance:</text:span><text:span text:style-name="T2"> Yes; </text:span><text:span text:style-name="T9">Power Point Cost:</text:span><text:span text:style-name="T2"> 1</text:span></text:p>
      <text:p text:style-name="P2" loext:marker-style-name="T3"><text:span text:style-name="T2">The target is pummeled with telekinetic force for 1d6 points of damage. The manifester may choose to have the power deal only nonlethal damage instead of lethal damage.</text:span><text:span text:style-name="T2"/></text:p>
      <text:p text:style-name="P2" loext:marker-style-name="T3"><text:span text:style-name="Core_20_Body_20_Italic"><text:span text:style-name="T13">Concussion</text:span></text:span><text:span text:style-name="T2"> always affects a target within range that the manifester can see, even if the subject is in melee or has partial cover or concealment. Inanimate objects can’t be damaged by this power.</text:span></text:p>
      <text:p text:style-name="P1" loext:marker-style-name="T3"/>
      <text:h text:style-name="Heading_20_2" text:outline-level="2">Lesser Domination<text:span text:style-name="T5"/></text:h>
      <text:h text:style-name="Heading_20_3" text:outline-level="3" loext:marker-style-name="T12"><text:span text:style-name="T12">Charisma [Compulsion, Mind-Affecting, Language-Dependent]</text:span><text:span text:style-name="T12"/></text:h>
      <text:p text:style-name="P2" loext:marker-style-name="T3"><text:span text:style-name="T9">Level:</text:span><text:span text:style-name="T2"> Telepath 3; </text:span><text:span text:style-name="T9">Display:</text:span><text:span text:style-name="T2"> Mental; </text:span><text:span text:style-name="T9">Manifestation Time:</text:span><text:span text:style-name="T2"> Attack action; </text:span><text:span text:style-name="T9">Range:</text:span><text:span text:style-name="T2"> Medium (100 ft. + 10 ft./level); </text:span><text:span text:style-name="T9">Target:</text:span><text:span text:style-name="T2"> One Medium-size or smaller creature; </text:span><text:span text:style-name="T9">Duration:</text:span><text:span text:style-name="T2"> 1 day/level; </text:span><text:span text:style-name="T9">Saving Throw:</text:span><text:span text:style-name="T2"> Will negates; </text:span><text:span text:style-name="T9">Power Resistance:</text:span><text:span text:style-name="T2"> Yes; </text:span><text:span text:style-name="T9">Power Point Cost:</text:span><text:span text:style-name="T2"> 5</text:span></text:p>
      <text:p text:style-name="P2" loext:marker-style-name="T3"><text:span text:style-name="T2">The manifester can control the actions of a Medium-size or smaller creature. The manifester establishes a telepathic link with the target’s mind. If the manifester and his or her subject share a common language, the manifester can generally force the subject to perform as he or she desires, within the limits of the subject’s abilities. The power fails if no common language is shared. The manifester knows what the target is experiencing but does not receive direct sensory input from him or her.</text:span><text:span text:style-name="T2"/></text:p>
      <text:p text:style-name="P2" loext:marker-style-name="T3"><text:span text:style-name="T2">The target resists this control, and if forced to take an action that goes against his or her nature he or she receives a new saving throw with a bonus of +1 to +4, depending on the type of action required. Obviously self-destructive orders are ignored, regardless of the result of the saving throw.</text:span><text:span text:style-name="T2"/></text:p>
      <text:p text:style-name="P2" loext:marker-style-name="T3"><text:span text:style-name="T2">Once control is established, the range at which it can be exercised is unlimited. The manifester need not see the target to control him or her.</text:span><text:span text:style-name="T2"/></text:p>
      <text:p text:style-name="P1" loext:marker-style-name="T3"/>
      <text:h text:style-name="Heading_20_2" text:outline-level="2">Lesser Mindlink<text:span text:style-name="T5"/></text:h>
      <text:h text:style-name="Heading_20_3" text:outline-level="3" loext:marker-style-name="T12"><text:span text:style-name="T12">Charisma</text:span><text:span text:style-name="T12"/></text:h>
      <text:p text:style-name="P2" loext:marker-style-name="T3"><text:span text:style-name="T9">Level:</text:span><text:span text:style-name="T2"> Telepath 1; </text:span><text:span text:style-name="T9">Display:</text:span><text:span text:style-name="T2"> Material; </text:span><text:span text:style-name="T9">Manifestation Time:</text:span><text:span text:style-name="T2"> Attack action; </text:span><text:span text:style-name="T9">Range:</text:span><text:span text:style-name="T2"> Close (25 ft. + 5 ft./2 levels); </text:span><text:span text:style-name="T9">Targets:</text:span><text:span text:style-name="T2"> You and one other creature who is initially no more than 30 ft. away; </text:span><text:span text:style-name="T9">Duration:</text:span><text:span text:style-name="T2"> 10 minutes/level; </text:span><text:span text:style-name="T9">Saving Throw:</text:span><text:span text:style-name="T2"> None; </text:span><text:span text:style-name="T9">Power Resistance:</text:span><text:span text:style-name="T2"> No; </text:span><text:span text:style-name="T9">Power Point Cost:</text:span><text:span text:style-name="T2"> 1</text:span></text:p>
      <text:p text:style-name="P2" loext:marker-style-name="T3"><text:span text:style-name="T2">The manifester forges a telepathic bond with another person or creature, which must have an Intelligence score of 6 or higher. The bond can be established only with a willing subject, who therefore receives no saving throw and gains no benefit from power resistance. The manifester can communicate telepathically through the bond even if he or she does not share a common language with the subject. No special power or influence is established as a result of the bond. Once the bond is formed, it works over any distance.</text:span><text:span text:style-name="T2"/></text:p>
      <text:p text:style-name="P1" loext:marker-style-name="T3"/>
      <text:h text:style-name="Heading_20_2" text:outline-level="2">Levitate<text:span text:style-name="T5"/></text:h>
      <text:h text:style-name="Heading_20_3" text:outline-level="3" loext:marker-style-name="T12"><text:span text:style-name="T12">Dexterity</text:span><text:span text:style-name="T12"/></text:h>
      <text:p text:style-name="P2" loext:marker-style-name="T3"><text:span text:style-name="T9">Level:</text:span><text:span text:style-name="T2"> Telepath 2; </text:span><text:span text:style-name="T9">Display:</text:span><text:span text:style-name="T2"> Olfactory; </text:span><text:span text:style-name="T9">Manifestation Time:</text:span><text:span text:style-name="T2"> Attack action; </text:span><text:span text:style-name="T9">Range:</text:span><text:span text:style-name="T2"> Personal or close (25 ft. + 5 ft./2 levels); </text:span><text:span text:style-name="T9">Target:</text:span><text:span text:style-name="T2"> You or one willing creature or one object (total weight up to 100 lb./level); </text:span><text:span text:style-name="T9">Duration:</text:span><text:span text:style-name="T2"> 10 minutes/level (D); </text:span><text:span text:style-name="T9">Saving Throw:</text:span><text:span text:style-name="T2"> None; </text:span><text:span text:style-name="T9">Power Resistance:</text:span><text:span text:style-name="T2"> No; </text:span><text:span text:style-name="T9">Power Point Cost:</text:span><text:span text:style-name="T2"> 3</text:span></text:p>
      <text:p text:style-name="P2" loext:marker-style-name="T3"><text:span text:style-name="Core_20_Body_20_Italic"><text:span text:style-name="T13">Levitate</text:span></text:span><text:span text:style-name="T2"> allows the manifester to move him or herself, another creature, or an object up and down as the manifester wishes. A creature must be willing to be levitated, and an object must be unattended or possessed by a willing creature. The manifester can mentally direct the recipient to move up or down up to 20 feet each round; doing so is a move action. The manifester can’t move the recipient horizontally, but the subject could push or pull his or her way provided there is a surface to grasp (generally at half its base speed). <text:s/>A levitating creature who attacks with a melee or ranged weapon finds him or herself increasingly unstable; the first attack has an attack roll penalty of –1, the second –2, and so on, up to a maximum penalty of –5. A full round spent stabilizing allows the creature to begin again at –1.</text:span></text:p>
      <text:p text:style-name="P1" loext:marker-style-name="T3"/>
      <text:h text:style-name="Heading_20_2" text:outline-level="2">Lightning Strike<text:span text:style-name="T5"/></text:h>
      <text:h text:style-name="Heading_20_3" text:outline-level="3" loext:marker-style-name="T12"><text:span text:style-name="T12">Intelligence [Electricity]</text:span><text:span text:style-name="T12"/></text:h>
      <text:p text:style-name="P2" loext:marker-style-name="T3"><text:span text:style-name="T9">Level:</text:span><text:span text:style-name="T2"> Battle Mind 3; </text:span><text:span text:style-name="T9">Display:</text:span><text:span text:style-name="T2"> Visual; </text:span><text:span text:style-name="T9">Manifestation Time:</text:span><text:span text:style-name="T2"> Attack action; </text:span><text:span text:style-name="T9">Range:</text:span><text:span text:style-name="T2"> Medium (100 ft. + 10 ft./level); </text:span><text:span text:style-name="T9">Area:</text:span><text:span text:style-name="T2"> 30-ft. radius; </text:span><text:span text:style-name="T9">Duration:</text:span><text:span text:style-name="T2"> Instantaneous; </text:span><text:span text:style-name="T9">Saving Throw:</text:span><text:span text:style-name="T2"> Reflex half; </text:span><text:span text:style-name="T9">Power Resistance:</text:span><text:span text:style-name="T2"> Yes; </text:span><text:span text:style-name="T9">Power Point Cost:</text:span><text:span text:style-name="T2"> 5</text:span></text:p>
      <text:p text:style-name="P2" loext:marker-style-name="T3"><text:soft-page-break/><text:span text:style-name="T2">The manifester deals 3d6 points of electricity damage to all creatures within the area he or she designates (the manifester must be able to see the target area or a portion of it).</text:span><text:span text:style-name="T2"/></text:p>
      <text:p text:style-name="P1" loext:marker-style-name="T3"/>
      <text:h text:style-name="Heading_20_2" text:outline-level="2">Mental Blast<text:span text:style-name="T5"/></text:h>
      <text:h text:style-name="Heading_20_3" text:outline-level="3" loext:marker-style-name="T12"><text:span text:style-name="T12">Charisma</text:span><text:span text:style-name="T12"/></text:h>
      <text:p text:style-name="P2" loext:marker-style-name="T3"><text:span text:style-name="T9">Level:</text:span><text:span text:style-name="T2"> Telepath 3; </text:span><text:span text:style-name="T9">Display:</text:span><text:span text:style-name="T2"> Visual; </text:span><text:span text:style-name="T9">Manifestation Time:</text:span><text:span text:style-name="T2"> Attack action; </text:span><text:span text:style-name="T9">Range:</text:span><text:span text:style-name="T2"> 60 ft.); </text:span><text:span text:style-name="T9">Target:</text:span><text:span text:style-name="T2"> One living creature; </text:span><text:span text:style-name="T9">Duration:</text:span><text:span text:style-name="T2"> Instantaneous; </text:span><text:span text:style-name="T9">Saving Throw:</text:span><text:span text:style-name="T2"> Will negates; </text:span><text:span text:style-name="T9">Power Resistance:</text:span><text:span text:style-name="T2"> No; </text:span><text:span text:style-name="T9">Power Point Cost:</text:span><text:span text:style-name="T2"> 5</text:span></text:p>
      <text:p text:style-name="P2" loext:marker-style-name="T3"><text:span text:style-name="T2">The manifester delivers a telepathic strike that stuns the target for 3d4 rounds.</text:span><text:span text:style-name="T2"/></text:p>
      <text:p text:style-name="P1" loext:marker-style-name="T3"/>
      <text:h text:style-name="Heading_20_2" text:outline-level="2">Metaphysical Weapon<text:span text:style-name="T5"/></text:h>
      <text:h text:style-name="Heading_20_3" text:outline-level="3" loext:marker-style-name="T12"><text:span text:style-name="T12">Intelligence</text:span><text:span text:style-name="T12"/></text:h>
      <text:p text:style-name="P2" loext:marker-style-name="T3"><text:span text:style-name="T9">Level:</text:span><text:span text:style-name="T2"> Battle Mind 3; </text:span><text:span text:style-name="T9">Display:</text:span><text:span text:style-name="T2"> Visual; </text:span><text:span text:style-name="T9">Manifestation Time:</text:span><text:span text:style-name="T2"> Attack action; </text:span><text:span text:style-name="T9">Range:</text:span><text:span text:style-name="T2"> Close (25 ft. + 5 ft./2 levels); </text:span><text:span text:style-name="T9">Target:</text:span><text:span text:style-name="T2"> One weapon or 50 projectiles (all of which must be in contact with each other at the time of manifestation); </text:span><text:span text:style-name="T9">Duration:</text:span><text:span text:style-name="T2"> 1 hour/level; </text:span><text:span text:style-name="T9">Saving Throw:</text:span><text:span text:style-name="T2"> Will negates (harmless, object); </text:span><text:span text:style-name="T9">Power Resistance:</text:span><text:span text:style-name="T2"> Yes (harmless, object); </text:span><text:span text:style-name="T9">Power Points:</text:span><text:span text:style-name="T2"> 5</text:span></text:p>
      <text:p text:style-name="P2" loext:marker-style-name="T3"><text:span text:style-name="T2">A weapon gains a +3 enhancement bonus on attack and damage rolls. Alternatively, the manifester can affect up to 50 arrows, bolts, or bullets. The projectiles must all be of the same type, and they have to be together in one group. Projectiles (but not thrown weapons) lose their enhancement when used.</text:span><text:span text:style-name="T2"/></text:p>
      <text:p text:style-name="P1" loext:marker-style-name="T3"/>
      <text:h text:style-name="Heading_20_2" text:outline-level="2">Mind Darts</text:h>
      <text:h text:style-name="Heading_20_3" text:outline-level="3" loext:marker-style-name="T12"><text:span text:style-name="T12">Intelligence</text:span><text:span text:style-name="T12"/></text:h>
      <text:p text:style-name="P2" loext:marker-style-name="T3"><text:span text:style-name="T9">Level:</text:span><text:span text:style-name="T2"> Battle Mind 3; </text:span><text:span text:style-name="T9">Display:</text:span><text:span text:style-name="T2"> Visual (see text); </text:span><text:span text:style-name="T9">Manifestation Time:</text:span><text:span text:style-name="T2"> Attack action; </text:span><text:span text:style-name="T9">Range:</text:span><text:span text:style-name="T2"> Medium (100</text:span></text:p>
      <text:p text:style-name="P2" loext:marker-style-name="T3"><text:span text:style-name="T2">ft. + 10 ft./level); </text:span><text:span text:style-name="T9">Target:</text:span><text:span text:style-name="T2"> One living creature; </text:span><text:span text:style-name="T9">Duration:</text:span><text:span text:style-name="T2"> Instantaneous; </text:span><text:span text:style-name="T9">Saving Throw:</text:span><text:span text:style-name="T2"> Reflex half; Power</text:span></text:p>
      <text:p text:style-name="P2" loext:marker-style-name="T3"><text:span text:style-name="T2">Resistance: Yes; </text:span><text:span text:style-name="T9">Power Point Cost:</text:span><text:span text:style-name="T2"> 5</text:span></text:p>
      <text:p text:style-name="P2" loext:marker-style-name="T3"><text:span text:style-name="T2">The manifester creates a flurry of mental bursts that deal 5d6 points of damage to a single target within range.</text:span><text:span text:style-name="T2"/></text:p>
      <text:p text:style-name="P1" loext:marker-style-name="T3"/>
      <text:h text:style-name="Heading_20_2" text:outline-level="2">Mindlink<text:span text:style-name="T5"/></text:h>
      <text:h text:style-name="Heading_20_3" text:outline-level="3" loext:marker-style-name="T12"><text:span text:style-name="T12">Charisma</text:span><text:span text:style-name="T12"/></text:h>
      <text:p text:style-name="P2" loext:marker-style-name="T3"><text:span text:style-name="T9">Level:</text:span><text:span text:style-name="T2"> Telepath 3; </text:span><text:span text:style-name="T9">Display:</text:span><text:span text:style-name="T2"> Material; </text:span><text:span text:style-name="T9">Manifestation Time:</text:span><text:span text:style-name="T2"> Attack action; </text:span><text:span text:style-name="T9">Range:</text:span><text:span text:style-name="T2"> Close (25 ft. + 5 ft./2 levels); </text:span><text:span text:style-name="T9">Targets:</text:span><text:span text:style-name="T2"> One creature/level, no two of which are initially more than 30 ft. apart; </text:span><text:span text:style-name="T9">Duration:</text:span><text:span text:style-name="T2"> 10 minutes/level; </text:span><text:span text:style-name="T9">Saving Throw:</text:span><text:span text:style-name="T2"> None; </text:span><text:span text:style-name="T9">Power Resistance:</text:span><text:span text:style-name="T2"> No; </text:span><text:span text:style-name="T9">Power Point Cost:</text:span><text:span text:style-name="T2"> 5</text:span></text:p>
      <text:p text:style-name="P2" loext:marker-style-name="T3"><text:span text:style-name="T2">The manifester forges a telepathic bond with one or more people or creatures, which must have Intelligence scores of 6 or higher. The bond can be established only with willing subjects, who therefore receive no saving throw and gain no benefit from power resistance. The manifester can communicate telepathically through the bond even if he or she does not share a common language with the subjects. No special power or influence is established as a result of the bond. Once the bond is formed, it works over any distance.</text:span><text:span text:style-name="T2"/></text:p>
      <text:p text:style-name="P1" loext:marker-style-name="T3"/>
      <text:h text:style-name="Heading_20_2" text:outline-level="2">Mind Probe<text:span text:style-name="T5"/></text:h>
      <text:h text:style-name="Heading_20_3" text:outline-level="3" loext:marker-style-name="T12"><text:span text:style-name="T12">Charisma</text:span><text:span text:style-name="T12"/></text:h>
      <text:p text:style-name="P2" loext:marker-style-name="T3"><text:span text:style-name="T9">Level:</text:span><text:span text:style-name="T2"> Telepath 5; </text:span><text:span text:style-name="T9">Display:</text:span><text:span text:style-name="T2"> Visual, Material, Audible; </text:span><text:span text:style-name="T9">Manifestation Time:</text:span><text:span text:style-name="T2"> 1 minute; </text:span><text:span text:style-name="T9">Range:</text:span><text:span text:style-name="T2"> Close (25 ft. + 5 ft./2 levels); </text:span><text:span text:style-name="T9">Target:</text:span><text:span text:style-name="T2"> One living creature; </text:span><text:span text:style-name="T9">Duration:</text:span><text:span text:style-name="T2"> 1 minute/level; </text:span><text:span text:style-name="T9">Saving Throw:</text:span><text:span text:style-name="T2"> Fortitude negates; </text:span><text:span text:style-name="T9">Power Resistance:</text:span><text:span text:style-name="T2"> Yes; </text:span><text:span text:style-name="T9">Power Point Cost:</text:span><text:span text:style-name="T2"> 9</text:span></text:p>
      <text:p text:style-name="P2" loext:marker-style-name="T3"><text:span text:style-name="T2">All the target’s memories and knowledge are accessible to the manifester. The manifester can learn the answer to one question per round, to the best of the target’s knowledge. The manifester can also probe a sleeping target, though the target may make a Will save against the DC of the </text:span><text:span text:style-name="Core_20_Body_20_Italic"><text:span text:style-name="T13">mind probe</text:span></text:span><text:span text:style-name="T2"> to wake after each question. Targets who do not wish to be probed can attempt to move beyond the power’s range, unless somehow hindered. The manifester poses the questions telepathically, and the answers to those questions are imparted directly to his or her mind. The manifester and the target do not need to speak the same language, though less intelligent creatures may yield up only appropriate visual images in answer to the manifester’s questions.</text:span></text:p>
      <text:p text:style-name="P1" loext:marker-style-name="T3"/>
      <text:h text:style-name="Heading_20_2" text:outline-level="2"><text:soft-page-break/>Missive<text:span text:style-name="T5"/></text:h>
      <text:h text:style-name="Heading_20_3" text:outline-level="3" loext:marker-style-name="T12"><text:span text:style-name="T12">Charisma [Language-Dependent]</text:span><text:span text:style-name="T12"/></text:h>
      <text:p text:style-name="P2" loext:marker-style-name="T3"><text:span text:style-name="T9">Level:</text:span><text:span text:style-name="T2"> Telepath 0; </text:span><text:span text:style-name="T9">Display:</text:span><text:span text:style-name="T2"> Visual; </text:span><text:span text:style-name="T9">Manifestation Time:</text:span><text:span text:style-name="T2"> Attack action; </text:span><text:span text:style-name="T9">Range:</text:span><text:span text:style-name="T2"> Close (25 ft. + 5 ft./2 levels); </text:span><text:span text:style-name="T9">Target:</text:span><text:span text:style-name="T2"> One living creature; </text:span><text:span text:style-name="T9">Duration:</text:span><text:span text:style-name="T2"> Instantaneous; </text:span><text:span text:style-name="T9">Saving Throw:</text:span><text:span text:style-name="T2"> Will negates; </text:span><text:span text:style-name="T9">Power Resistance:</text:span><text:span text:style-name="T2"> Yes; </text:span><text:span text:style-name="T9">Power Point Cost:</text:span><text:span text:style-name="T2"> 1</text:span></text:p>
      <text:p text:style-name="P2" loext:marker-style-name="T3"><text:span text:style-name="T2">The manifester sends a telepathic message of up to ten words to any living creature within range. This is strictly a one-way exchange from the manifester to the target. The manifester and the target must share a common language for the communication to be meaningful.</text:span><text:span text:style-name="T2"/></text:p>
      <text:p text:style-name="P1" loext:marker-style-name="T3"/>
      <text:h text:style-name="Heading_20_2" text:outline-level="2">Natural Armor<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4; </text:span><text:span text:style-name="T9">Display:</text:span><text:span text:style-name="T2"> Olfactory, Materi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minute/level; </text:span><text:span text:style-name="T9">Power Points:</text:span><text:span text:style-name="T2"> 7</text:span></text:p>
      <text:p text:style-name="P2" loext:marker-style-name="T3"><text:span text:style-name="T2">This power provides a +4 natural armor bonus to the manifester’s Defense. Natural armor does not carry an armor penalty and does not reduce speed. This power’s effect does not stack with other natural armor bonuses.</text:span><text:span text:style-name="T2"/></text:p>
      <text:p text:style-name="P1" loext:marker-style-name="T3"/>
      <text:h text:style-name="Heading_20_2" text:outline-level="2">Negate Psionics<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Telepath 3/Battle Mind 3; </text:span><text:span text:style-name="T9">Display:</text:span><text:span text:style-name="T2"> Vi; </text:span><text:span text:style-name="T9">Manifestation Time:</text:span><text:span text:style-name="T2"> Attack action; </text:span><text:span text:style-name="T9">Range:</text:span><text:span text:style-name="T2"> Medium (100 ft. + 10 ft./level); </text:span><text:span text:style-name="T9">Target or Area: </text:span><text:span text:style-name="T2">One psionic character or creature, or one object; or 30-ft.-radius burst; </text:span><text:span text:style-name="T9">Duration:</text:span><text:span text:style-name="T2"> Instantaneous; </text:span><text:span text:style-name="T9">Saving Throw:</text:span><text:span text:style-name="T2"> None; </text:span><text:span text:style-name="T9">Power Resistance:</text:span><text:span text:style-name="T2"> No; </text:span><text:span text:style-name="T9">Power Points:</text:span><text:span text:style-name="T2"> 5</text:span></text:p>
      <text:p text:style-name="P2" loext:marker-style-name="T3"><text:span text:style-name="T2">N</text:span><text:span text:style-name="Core_20_Body_20_Italic"><text:span text:style-name="T13">egate psionics</text:span></text:span><text:span text:style-name="T2"> can be used to end ongoing powers that are manifested on a creature or object, to temporarily suppress the psionic abilities of a psionic item, or to end ongoing power (or at least their effects) within an area. A negated power ends as if its duration had expired. </text:span><text:span text:style-name="Core_20_Body_20_Italic"><text:span text:style-name="T13">Negate psionics</text:span></text:span><text:span text:style-name="T2"> can negate (but not counter) the ongoing effects of supernatural abilities as well as psionic powers. </text:span><text:span text:style-name="Core_20_Body_20_Italic"><text:span text:style-name="T13">Negate psionics</text:span></text:span><text:span text:style-name="T2"> affects spell-like abilities just as it affects powers (and spells). A manifester can’t use </text:span><text:span text:style-name="Core_20_Body_20_Italic"><text:span text:style-name="T13">negate psionics</text:span></text:span><text:span text:style-name="T2"> to undo the effects of any power with instantaneous duration.</text:span></text:p>
      <text:p text:style-name="P2" loext:marker-style-name="T3"><text:span text:style-name="T2">The manifester chooses to use </text:span><text:span text:style-name="Core_20_Body_20_Italic"><text:span text:style-name="T13">negate psionics</text:span></text:span><text:span text:style-name="T2"> in one of two ways: a targeted negation or an area negation:</text:span></text:p>
      <text:p text:style-name="P2" loext:marker-style-name="T3"><text:span text:style-name="T9">Targeted Negation: </text:span><text:span text:style-name="T2">One object, creature, or power is the target of the power. The manifester makes a negation check against the power or against each ongoing power currently in effect on the object or creature. A negation check is 1d20 + 1 per manifester level against a DC of 11 + the manifester level of the power to be negated.</text:span></text:p>
      <text:p text:style-name="P2" loext:marker-style-name="T3"><text:span text:style-name="T2">If the object that targeted is a psionic item, the manifester makes a negation check against the item’s manifester level. If the manifester succeeds, all the item’s psionic properties are suppressed for 1d4 rounds, after which the item recovers on its own. A suppressed item becomes nonpsionic for the duration of the effect.</text:span><text:span text:style-name="T2"/></text:p>
      <text:p text:style-name="P2" loext:marker-style-name="T3"><text:span text:style-name="T2">The manifester automatically succeed on the negation check against any power that he or she manifested his or herself.</text:span><text:span text:style-name="T2"/></text:p>
      <text:p text:style-name="P2" loext:marker-style-name="T3"><text:span text:style-name="T9">Area Negation:</text:span><text:span text:style-name="T2"> The power affects everything within a 30-foot radius.</text:span></text:p>
      <text:p text:style-name="P2" loext:marker-style-name="T3"><text:span text:style-name="T2">For each creature that is the target of one or more powers, the manifester makes a negation check against the power with the highest manifester level. If that fails, he or she makes negation checks against progressively weaker powers until he or she negates one power (which discharges the </text:span><text:span text:style-name="Core_20_Body_20_Italic"><text:span text:style-name="T13">negate psionics</text:span></text:span><text:span text:style-name="T2"> so far as that target is concerned) or fails all his or her checks. The creature’s psionic items are not affected.</text:span></text:p>
      <text:p text:style-name="P2" loext:marker-style-name="T3"><text:span text:style-name="T2">For each object that is the target of one or more powers, the manifester makes negation checks as with creatures. Psionic items are not affected by area negations.</text:span><text:span text:style-name="T2"/></text:p>
      <text:p text:style-name="P2" loext:marker-style-name="T3"><text:span text:style-name="T2">For each ongoing power with an area centered within the </text:span><text:span text:style-name="Core_20_Body_20_Italic"><text:span text:style-name="T13">negate psionics</text:span></text:span><text:span text:style-name="T2"> target area, the manifester makes a negation check to negate the power.</text:span></text:p>
      <text:p text:style-name="P2" loext:marker-style-name="T3"><text:span text:style-name="T2">For each ongoing power whose area overlaps with that of the negation, the manifester makes a negation check to end the effect, but only within the area of the </text:span><text:span text:style-name="Core_20_Body_20_Italic"><text:span text:style-name="T13">negate psionics</text:span></text:span><text:span text:style-name="T2">.</text:span></text:p>
      <text:p text:style-name="P1" loext:marker-style-name="T3"/>
      <text:h text:style-name="Heading_20_2" text:outline-level="2">Object Reading<text:span text:style-name="T5"/></text:h>
      <text:h text:style-name="Heading_20_3" text:outline-level="3" loext:marker-style-name="T12"><text:span text:style-name="T12">Wisdom</text:span><text:span text:style-name="T12"/></text:h>
      <text:p text:style-name="P2" loext:marker-style-name="T3"><text:span text:style-name="T9">Level:</text:span><text:span text:style-name="T2"> Telepath 1; </text:span><text:span text:style-name="T9">Display:</text:span><text:span text:style-name="T2"> Audible, Material; </text:span><text:span text:style-name="T9">Manifestation Time:</text:span><text:span text:style-name="T2"> Attack action; </text:span><text:span text:style-name="T9">Range:</text:span><text:span text:style-name="T2"> Touch; </text:span><text:span text:style-name="T9">Target:</text:span><text:span text:style-name="T2"> One object; </text:span><text:span text:style-name="T9">Duration:</text:span><text:span text:style-name="T2"> Concentration, up to 10 minutes/level (D); </text:span><text:span text:style-name="T9">Saving Throw:</text:span><text:span text:style-name="T2"> None; </text:span><text:span text:style-name="T9">Power Resistance:</text:span><text:span text:style-name="T2"> Yes; </text:span><text:span text:style-name="T9">Power Point Cost:</text:span><text:span text:style-name="T2"> 1</text:span></text:p>
      <text:p text:style-name="P2" loext:marker-style-name="T3"><text:span text:style-name="T2">This power provides information about an object’s previous owner. <text:s/>The amount of information revealed depends on how long the manifester studies a particular object.</text:span><text:span text:style-name="T2"/></text:p>
      <text:p text:style-name="P2" loext:marker-style-name="T3"><text:span text:style-name="Core_20_Body_20_Italic"><text:span text:style-name="T13">1st Round:</text:span></text:span><text:span text:style-name="T2"> Last owner’s gender.</text:span></text:p>
      <text:p text:style-name="P2" loext:marker-style-name="T3"><text:span text:style-name="Core_20_Body_20_Italic"><text:span text:style-name="T13">2nd Round:</text:span></text:span><text:span text:style-name="T2"> Last owner’s age.</text:span></text:p>
      <text:p text:style-name="P2" loext:marker-style-name="T3"><text:span text:style-name="Core_20_Body_20_Italic"><text:span text:style-name="T13">3rd Round:</text:span></text:span><text:span text:style-name="T2"> Last owner’s appearance.</text:span></text:p>
      <text:p text:style-name="P2" loext:marker-style-name="T3"><text:soft-page-break/><text:span text:style-name="Core_20_Body_20_Italic"><text:span text:style-name="T13">4th Round:</text:span></text:span><text:span text:style-name="T2"> Last owner’s primary allegiance (if any).</text:span></text:p>
      <text:p text:style-name="P2" loext:marker-style-name="T3"><text:span text:style-name="Core_20_Body_20_Italic"><text:span text:style-name="T13">5th Round:</text:span></text:span><text:span text:style-name="T2"> How last owner gained and lost the object.</text:span></text:p>
      <text:p text:style-name="P2" loext:marker-style-name="T3"><text:span text:style-name="Core_20_Body_20_Italic"><text:span text:style-name="T13">6th+ Round:</text:span></text:span><text:span text:style-name="T2"> Previous-to-last owner’s gender, and so on.</text:span></text:p>
      <text:p text:style-name="P2" loext:marker-style-name="T3"><text:span text:style-name="T2">An object without any previous owners reveals no information. A manifester can continue to run down the list of previous owners and learn details about them as long as the power’s duration lasts. If the manifester reads the same object again, he or she doesn’t pick up where he or she left off in the list of previous owners.</text:span><text:span text:style-name="T2"/></text:p>
      <text:p text:style-name="P1" loext:marker-style-name="T3"/>
      <text:h text:style-name="Heading_20_2" text:outline-level="2">Power Resistance<text:span text:style-name="T5"/></text:h>
      <text:h text:style-name="Heading_20_3" text:outline-level="3" loext:marker-style-name="T12"><text:span text:style-name="T12">Wisdom</text:span><text:span text:style-name="T12"/></text:h>
      <text:p text:style-name="P2" loext:marker-style-name="T3"><text:span text:style-name="T9">Level:</text:span><text:span text:style-name="T2"> Telepath 5; </text:span><text:span text:style-name="T9">Display:</text:span><text:span text:style-name="T2"> Visual, Material; </text:span><text:span text:style-name="T9">Manifestation Time:</text:span><text:span text:style-name="T2"> Attack action; </text:span><text:span text:style-name="T9">Range:</text:span><text:span text:style-name="T2"> Touch; </text:span><text:span text:style-name="T9">Target:</text:span><text:span text:style-name="T2"> Creature touched; </text:span><text:span text:style-name="T9">Duration:</text:span><text:span text:style-name="T2"> 1 minute/level; </text:span><text:span text:style-name="T9">Saving Throw:</text:span><text:span text:style-name="T2"> Will negates; </text:span><text:span text:style-name="T9">Power Resistance:</text:span><text:span text:style-name="T2"> Yes; </text:span><text:span text:style-name="T9">Power Point Cost:</text:span><text:span text:style-name="T2"> 9</text:span></text:p>
      <text:p text:style-name="P2" loext:marker-style-name="T3"><text:span text:style-name="T2">The target is granted power resistance equal to 12 + the manifester’s manifester level.</text:span><text:span text:style-name="T2"/></text:p>
      <text:p text:style-name="P1" loext:marker-style-name="T3"/>
      <text:h text:style-name="Heading_20_2" text:outline-level="2">Psychofeedback<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4; </text:span><text:span text:style-name="T9">Display:</text:span><text:span text:style-name="T2"> Visual;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minute (D); </text:span><text:span text:style-name="T9">Power Point Cost:</text:span><text:span text:style-name="T2"> 7</text:span></text:p>
      <text:p text:style-name="P2" loext:marker-style-name="T3"><text:span text:style-name="T2">The manifester can use power points to boost his or her Strength, Dexterity, and Constitution modifiers as a free action. While the duration lasts, the manifester can use power points on a round-by-round basis to boost any or all of his or her physical ability score modifiers (not the actual ability score) by a number equal to half the power points he or she expends for that round as a free action. The manifester doesn’t have to boost an ability modifier every round to keep the power in effect—as long as the duration lasts, he or she has the potential to boost his or her ability modifiers on any round.</text:span><text:span text:style-name="T2"/></text:p>
      <text:p text:style-name="P2"><text:span text:style-name="Core_20_Body_20_Italic"/></text:p>
      <text:h text:style-name="Heading_20_2" text:outline-level="2">Sending</text:h>
      <text:h text:style-name="Heading_20_3" text:outline-level="3" loext:marker-style-name="T12"><text:span text:style-name="T12">Dexterity</text:span><text:span text:style-name="T12"/></text:h>
      <text:p text:style-name="P2" loext:marker-style-name="T3"><text:span text:style-name="T9">Level:</text:span><text:span text:style-name="T2"> Telepath 5; </text:span><text:span text:style-name="T9">Display:</text:span><text:span text:style-name="T2"> Mental; </text:span><text:span text:style-name="T9">Manifestation Time:</text:span><text:span text:style-name="T2"> Full-round action; </text:span><text:span text:style-name="T9">Range:</text:span><text:span text:style-name="T2"> See text; </text:span><text:span text:style-name="T9">Target:</text:span><text:span text:style-name="T2"> One creature; </text:span><text:span text:style-name="T9">Duration:</text:span><text:span text:style-name="T2"> 1 round; </text:span><text:span text:style-name="T9">Saving Throw:</text:span><text:span text:style-name="T2"> None; </text:span><text:span text:style-name="T9">Power Resistance:</text:span><text:span text:style-name="T2"> No; </text:span><text:span text:style-name="T9">Power Point Cost:</text:span><text:span text:style-name="T2"> 9</text:span></text:p>
      <text:p text:style-name="P2" loext:marker-style-name="T3"><text:span text:style-name="T2">The manifester contacts a particular individual with whom he or she is familiar and sends a short message of twenty-five words or less. The target recognizes the manifester if it knows him or her. It can answer in like manner immediately. The target is not obliged to act on the message in any way.</text:span><text:span text:style-name="T2"/></text:p>
      <text:p text:style-name="P1" loext:marker-style-name="T3"/>
      <text:h text:style-name="Heading_20_2" text:outline-level="2">Sensitivity to Psychic Impressions<text:span text:style-name="T5"/></text:h>
      <text:h text:style-name="Heading_20_3" text:outline-level="3" loext:marker-style-name="T12"><text:span text:style-name="T12">Wisdom</text:span><text:span text:style-name="T12"/></text:h>
      <text:p text:style-name="P2" loext:marker-style-name="T3"><text:span text:style-name="T9">Level:</text:span><text:span text:style-name="T2"> Telepath 2; </text:span><text:span text:style-name="T9">Display:</text:span><text:span text:style-name="T2"> Audible, Material; </text:span><text:span text:style-name="T9">Manifestation Time:</text:span><text:span text:style-name="T2"> Attack action; </text:span><text:span text:style-name="T9">Range:</text:span><text:span text:style-name="T2"> Close (25 ft. + 5 ft./2 levels); </text:span><text:span text:style-name="T9">Target:</text:span><text:span text:style-name="T2"> Area within a 25-ft. + 5 ft./2 levels-radius spread, centered on you; </text:span><text:span text:style-name="T9">Duration:</text:span><text:span text:style-name="T2"> Concentration, up to 10 minutes/level (D); </text:span><text:span text:style-name="T9">Saving Throw:</text:span><text:span text:style-name="T2"> None; </text:span><text:span text:style-name="T9">Power Resistance:</text:span><text:span text:style-name="T2"> No; </text:span><text:span text:style-name="T9">Power Point Cost:</text:span><text:span text:style-name="T2"> 2</text:span></text:p>
      <text:p text:style-name="P2" loext:marker-style-name="T3"><text:span text:style-name="T2">The manifester gains historical vision in a given location. <text:s/>The types of events most likely to leave psychic impressions are those that elicited strong emotions. Everyday occurrences leave no residue for a manifester to detect. <text:s/>The vision of the event is dreamlike and shadowy. The manifester does not gain special knowledge of those involved in the vision. A manifester can sense one distinct event per round of concentration, if any exist at all. This sensitivity extends into the past a number of years equal to 100 x the manifester’s level.</text:span><text:span text:style-name="T2"/></text:p>
      <text:p text:style-name="P1" loext:marker-style-name="T3"/>
      <text:h text:style-name="Heading_20_2" text:outline-level="2">Suggestion<text:span text:style-name="T5"/></text:h>
      <text:h text:style-name="Heading_20_3" text:outline-level="3" loext:marker-style-name="T12"><text:span text:style-name="T12">Charisma [Compulsion, Mind-Affecting, Language-Dependent]</text:span><text:span text:style-name="T12"/></text:h>
      <text:p text:style-name="P2" loext:marker-style-name="T3"><text:span text:style-name="T9">Level:</text:span><text:span text:style-name="T2"> Telepath 2; </text:span><text:span text:style-name="T9">Display:</text:span><text:span text:style-name="T2"> Audible; </text:span><text:span text:style-name="T9">Manifestation Time:</text:span><text:span text:style-name="T2"> Attack action; </text:span><text:span text:style-name="T9">Range:</text:span><text:span text:style-name="T2"> Close (25 ft. + 5 ft./2 levels); </text:span><text:span text:style-name="T9">Target:</text:span><text:span text:style-name="T2"> One living creature; </text:span><text:span text:style-name="T9">Duration:</text:span><text:span text:style-name="T2"> 1 hour/level or until completed; </text:span><text:span text:style-name="T9">Saving Throw:</text:span><text:span text:style-name="T2"> Will negates; </text:span><text:span text:style-name="T9">Power Resistance:</text:span><text:span text:style-name="T2"> Yes; </text:span><text:span text:style-name="T9">Power Point Cost:</text:span><text:span text:style-name="T2"> 3</text:span></text:p>
      <text:p text:style-name="P2" loext:marker-style-name="T3"><text:span text:style-name="T2">The manifester influences the actions of the target by suggesting a course of action (limited to a sentence or two). The suggestion must be worded in such a manner as to make the action sound reasonable. <text:s/>The suggested course of action can continue for the entire duration. If the suggested action can be completed in a shorter time, the power ends when the subject finishes what he or she was asked to do. The manifester can instead specify conditions that will trigger a special action during the duration. If the condition is not met before the power expires, the action is not performed.</text:span><text:span text:style-name="T2"/></text:p>
      <text:p text:style-name="P2" loext:marker-style-name="T3"><text:soft-page-break/><text:span text:style-name="T2">A very reasonable suggestion causes the saving throw to be made with a penalty at the discretion of the GM.</text:span><text:span text:style-name="T2"/></text:p>
      <text:p text:style-name="P1" loext:marker-style-name="T3"/>
      <text:h text:style-name="Heading_20_2" text:outline-level="2">Tailor Memory<text:span text:style-name="T5"/></text:h>
      <text:h text:style-name="Heading_20_3" text:outline-level="3" loext:marker-style-name="T12"><text:span text:style-name="T12">Charisma [Mind-Affecting]</text:span><text:span text:style-name="T12"/></text:h>
      <text:p text:style-name="P2" loext:marker-style-name="T3"><text:span text:style-name="T9">Level:</text:span><text:span text:style-name="T2"> Telepath 4; </text:span><text:span text:style-name="T9">Display:</text:span><text:span text:style-name="T2"> Audible; </text:span><text:span text:style-name="T9">Manifestation Time:</text:span><text:span text:style-name="T2"> Attack action; </text:span><text:span text:style-name="T9">Range:</text:span><text:span text:style-name="T2"> Medium (100 ft. + 10 ft./level); </text:span><text:span text:style-name="T9">Target:</text:span><text:span text:style-name="T2"> One target of Medium-size or smaller; </text:span><text:span text:style-name="T9">Duration:</text:span><text:span text:style-name="T2"> Instantaneous; </text:span><text:span text:style-name="T9">Saving Throw:</text:span><text:span text:style-name="T2"> Will negates (see text); </text:span><text:span text:style-name="T9">Power Resistance:</text:span><text:span text:style-name="T2"> Yes; </text:span><text:span text:style-name="T9">Power Point Cost:</text:span><text:span text:style-name="T2"> 7</text:span></text:p>
      <text:p text:style-name="P2" loext:marker-style-name="T3"><text:span text:style-name="T2">The manifester inserts a memory of his or her own choosing in the target’s mind. The manifester can insert a memory of up to 1 round duration per four manifester levels. <text:s/>The manifester chooses when the fake event occurred any time within the last week. The manifester can’t read the target’s memory with this power.</text:span><text:span text:style-name="T2"/></text:p>
      <text:p text:style-name="P2" loext:marker-style-name="T3"><text:span text:style-name="T2">Tailoring a memory is tricky, because if it is not done right the target’s mind recognizes it as false. Dissonance occurs if a manifester inserts a memory that is out of context with the target’s past experience. The target gains a bonus of +1 to +4 on his or her saving throw, depending on the magnitude of dissonance create by an out-of-context memory, as determined by the GM. <text:s/>Likewise, inserting a memory of the target taking an action against his or her nature grants a +1 to +4 bonus, depending on the type of memory inserted. Inserting a memory that couldn’t possibly be true causes the power to fail automatically. </text:span><text:span text:style-name="T2"/></text:p>
      <text:p text:style-name="P1" loext:marker-style-name="T3"/>
      <text:h text:style-name="Heading_20_2" text:outline-level="2">Telekinesis<text:span text:style-name="T5"/></text:h>
      <text:h text:style-name="Heading_20_3" text:outline-level="3" loext:marker-style-name="T12"><text:span text:style-name="T12">Constitution</text:span><text:span text:style-name="T12"/></text:h>
      <text:p text:style-name="P2" loext:marker-style-name="T3"><text:span text:style-name="T9">Level:</text:span><text:span text:style-name="T2"> Telepath 4; </text:span><text:span text:style-name="T9">Display:</text:span><text:span text:style-name="T2"> Visual; </text:span><text:span text:style-name="T9">Manifestation Time:</text:span><text:span text:style-name="T2"> Attack action; </text:span><text:span text:style-name="T9">Range:</text:span><text:span text:style-name="T2"> Long (400 ft. + 40 ft./level); </text:span><text:span text:style-name="T9">Target or Targets:</text:span><text:span text:style-name="T2"> See text; </text:span><text:span text:style-name="T9">Duration:</text:span><text:span text:style-name="T2"> Concentration, up to 1 round/level, or instantaneous (see text); </text:span><text:span text:style-name="T9">Saving Throw:</text:span><text:span text:style-name="T2"> Will negates (object) (see text); </text:span><text:span text:style-name="T9">Power Resistance:</text:span><text:span text:style-name="T2"> Yes (object) (see text); </text:span><text:span text:style-name="T9">Power Point Cost:</text:span><text:span text:style-name="T2"> 7</text:span></text:p>
      <text:p text:style-name="P2" loext:marker-style-name="T3"><text:span text:style-name="T2">The manifester moves objects or creatures by concentrating on them. The power can provide either a gentle, sustained force or a single short, violent thrust (manifester’s choice).</text:span><text:span text:style-name="T2"/></text:p>
      <text:p text:style-name="P2" loext:marker-style-name="T3"><text:span text:style-name="T9">Sustained Force:</text:span><text:span text:style-name="T2"> A sustained force moves a creature or object weighing up to 25 pounds per manifester level up to 20 feet per round. A creature can negate the effect against itself or against an object it possesses with a successful Will save or with power resistance.</text:span></text:p>
      <text:p text:style-name="P2" loext:marker-style-name="T3"><text:span text:style-name="T2">This power lasts up to 1 round per manifester level, but it ends if the manifester ceases concentration. The weight can be moved vertically, horizontally, or both. An object can’t be moved beyond the range. The power ends if the object is forced beyond the range. If the manifester ceases concentration for any reason, the object falls or stops.</text:span><text:span text:style-name="T2"/></text:p>
      <text:p text:style-name="P2" loext:marker-style-name="T3"><text:span text:style-name="T2">An object can be telekinetically manipulated as if with one hand, if the force required is within the weight limitation. </text:span><text:span text:style-name="T2"/></text:p>
      <text:p text:style-name="P2" loext:marker-style-name="T3"><text:span text:style-name="T9">Violent Thrust: </text:span><text:span text:style-name="T2">Alternatively, the telekinetic power can be expended in a single round. The manifester can hurl one or more objects or creatures that are within range and all within 10 feet of each other toward any target within 10 feet/level of all the objects. A manifester can hurl up to a total weight of 25 pounds per manifester level.</text:span></text:p>
      <text:p text:style-name="P2" loext:marker-style-name="T3"><text:span text:style-name="T2">The manifester must succeed at attack rolls (one per creature or object thrown) to hit the target with the items, using his or her base attack plus Intelligence modifier. Weapons cause standard damage (with no Strength bonus). Other objects cause damage ranging from 1 point per 25 pounds (for less dangerous objects) to 1d6 points of damage per 25 pounds for hard, dense objects.</text:span><text:span text:style-name="T2"/></text:p>
      <text:p text:style-name="P2" loext:marker-style-name="T3"><text:span text:style-name="T2">Creatures who fall within the weight capacity of the power can be hurled, but they are allowed Will saves to negate the effect, as are those whose held possessions are targeted by the power. If creatures are telekinetically hurled against solid surfaces, they take damage as if they had fallen 10 feet (1d6 points).</text:span><text:span text:style-name="T2"/></text:p>
      <text:p text:style-name="P1" loext:marker-style-name="T3"/>
      <text:h text:style-name="Heading_20_2" text:outline-level="2">Valor<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0; </text:span><text:span text:style-name="T9">Display:</text:span><text:span text:style-name="T2"> Audible; </text:span><text:span text:style-name="T9">Manifestation Time:</text:span><text:span text:style-name="T2"> See text; </text:span><text:span text:style-name="T9">Range:</text:span><text:span text:style-name="T2"> Personal; </text:span><text:span text:style-name="T9">Target:</text:span><text:span text:style-name="T2"> You; </text:span><text:span text:style-name="T9">Power Point Cost:</text:span><text:span text:style-name="T2"> 1</text:span></text:p>
      <text:p text:style-name="P2" loext:marker-style-name="T3"><text:span text:style-name="T2">The manifester can immediately apply a +1 morale bonus on a saving throw.</text:span><text:span text:style-name="T2"/></text:p>
      <text:p text:style-name="P2" loext:marker-style-name="T3"><text:span text:style-name="T2">A manifester can manifest this power instantly, quickly enough to gain the +1 morale bonus on a saving throw in the same round. Manifesting the power is a free action.</text:span><text:span text:style-name="T2"/></text:p>
      <text:p text:style-name="P1" loext:marker-style-name="T3"/>
      <text:h text:style-name="Heading_20_2" text:outline-level="2">Verve<text:span text:style-name="T5"/></text:h>
      <text:h text:style-name="Heading_20_3" text:outline-level="3" loext:marker-style-name="T1"><text:span text:style-name="T1">Strength</text:span><text:span text:style-name="T1"/></text:h>
      <text:p text:style-name="P2" loext:marker-style-name="T3"><text:span text:style-name="T9">Level:</text:span><text:span text:style-name="T2"> Telepath 0/Battle Mind 0; </text:span><text:span text:style-name="T9">Display:</text:span><text:span text:style-name="T2"> Material, Olfactory;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minute (D); </text:span><text:span text:style-name="T9">Power Point Cost:</text:span><text:span text:style-name="T2"> 1</text:span></text:p>
      <text:p text:style-name="P2" loext:marker-style-name="T3"><text:span text:style-name="T2">The manifester gains 1 temporary hit point for the duration of the power.</text:span><text:span text:style-name="T2"/></text:p>
      <text:p text:style-name="P1" loext:marker-style-name="T3"><text:soft-page-break/></text:p>
      <text:h text:style-name="Heading_20_2" text:outline-level="2">Vigor<text:span text:style-name="T5"/></text:h>
      <text:h text:style-name="Heading_20_3" text:outline-level="3" loext:marker-style-name="T12"><text:span text:style-name="T12">Strength</text:span><text:span text:style-name="T12"/></text:h>
      <text:p text:style-name="P2" loext:marker-style-name="T3"><text:span text:style-name="T9">Level:</text:span><text:span text:style-name="T2"> Battle Mind 1; </text:span><text:span text:style-name="T9">Display:</text:span><text:span text:style-name="T2"> Material, Olfactory; </text:span><text:span text:style-name="T9">Manifestation Time:</text:span><text:span text:style-name="T2"> Attack action; </text:span><text:span text:style-name="T9">Range:</text:span><text:span text:style-name="T2"> Personal; </text:span><text:span text:style-name="T9">Target:</text:span><text:span text:style-name="T2"> You; </text:span><text:span text:style-name="T9">Duration:</text:span><text:span text:style-name="T2"> 1 minute/level (D); </text:span><text:span text:style-name="T9">Power Point Cost:</text:span><text:span text:style-name="T2"> 1</text:span></text:p>
      <text:p text:style-name="P2" loext:marker-style-name="T3"><text:span text:style-name="T2">The manifester gains 3 temporary hit points.</text:span><text:span text:style-name="T2"/></text:p>
      <text:p text:style-name="P1" loext:marker-style-name="T3"/>
      <text:h text:style-name="Heading_20_2" text:outline-level="2">Whitefire<text:span text:style-name="T5"/></text:h>
      <text:h text:style-name="Heading_20_3" text:outline-level="3" loext:marker-style-name="T12"><text:span text:style-name="T12">Intelligence [Fire]</text:span><text:span text:style-name="T12"/></text:h>
      <text:p text:style-name="P2" loext:marker-style-name="T3"><text:span text:style-name="T9">Level:</text:span><text:span text:style-name="T2"> Battle Mind 3; </text:span><text:span text:style-name="T9">Display:</text:span><text:span text:style-name="T2"> Visual; </text:span><text:span text:style-name="T9">Manifestation Time:</text:span><text:span text:style-name="T2"> Attack action; </text:span><text:span text:style-name="T9">Range:</text:span><text:span text:style-name="T2"> Long (400 ft. + 40 ft./level); </text:span><text:span text:style-name="T9">Area:</text:span><text:span text:style-name="T2"> 20-ft.-radius spread; </text:span><text:span text:style-name="T9">Duration:</text:span><text:span text:style-name="T2"> Instantaneous; </text:span><text:span text:style-name="T9">Saving Throw:</text:span><text:span text:style-name="T2"> Reflex half; </text:span><text:span text:style-name="T9">Power Resistance:</text:span><text:span text:style-name="T2"> Yes; </text:span><text:span text:style-name="T9">Power Point Cost:</text:span><text:span text:style-name="T2"> 5</text:span></text:p>
      <text:p text:style-name="P2" loext:marker-style-name="T3"><text:span text:style-name="T2">The manifester generates fire that deals 5d4 points of fire damage to all creatures within the area he or she designates (the manifester must be able to see the target area or a portion of it). Unattended objects also take damage.</text:span><text:span text:style-name="T2"/></text:p>
      <text:p text:style-name="P2" loext:marker-style-name="T3"><text:span text:style-name="T2">This power</text:span><text:span text:style-name="Core_20_Body_20_Italic"><text:span text:style-name="T13"> </text:span></text:span><text:span text:style-name="T2">sets fire to combustibles and damages objects in the area. It can melt metals with a low melting poi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Agenda-BoldCondensed" svg:font-family="Agenda-BoldCondensed" style:font-family-generic="roman" style:font-pitch="variable"/>
    <style:font-face style:name="Agenda-BoldCondensed1" svg:font-family="Agenda-BoldCondensed" style:font-family-generic="system"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nques-Demi1" svg:font-family="Conques-Demi" style:font-family-generic="system"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HandelGothicEF-Bold" svg:font-family="HandelGothicEF-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Noto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page" loext:hyphenation-keep-type="column" style:vertical-align="auto"/>
      <style:text-properties style:font-name="DejaVu Sans1" fo:font-family="'DejaVu Sans'" style:font-style-name="Book" style:font-family-generic="swiss" style:font-pitch="variable" fo:font-size="11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0402in" style:contextual-spacing="false" fo:text-align="justify" style:justify-single-word="false" fo:orphans="2" fo:widows="2" fo:text-indent="0in" style:auto-text-indent="false" style:page-number="auto"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Standard" style:default-outline-level="1" style:list-style-name="" style:class="chapter" style:master-page-name="">
      <style:paragraph-properties fo:margin-left="0in" fo:margin-right="0in" fo:margin-top="0.1in" fo:margin-bottom="0.0402in" style:contextual-spacing="false" fo:text-align="start" style:justify-single-word="false" fo:orphans="2" fo:widows="2" fo:text-indent="0in" style:auto-text-indent="false" style:page-number="auto" fo:keep-with-next="always" style:vertical-align="auto"/>
      <style:text-properties fo:color="#2a6099" loext:opacity="100%" style:font-name="DejaVu Sans" fo:font-family="'DejaVu Sans'" style:font-style-name="Bold" style:font-family-generic="swiss" style:font-pitch="variable" fo:font-size="16pt" fo:language="en" fo:country="US" style:text-underline-style="none" fo:font-weight="bold" style:font-size-asian="12pt" style:language-asian="en" style:country-asian="US"/>
    </style:style>
    <style:style style:name="Heading_20_2" style:display-name="Heading 2" style:family="paragraph" style:parent-style-name="Heading" style:next-style-name="Standard" style:default-outline-level="2" style:list-style-name="" style:class="chapter">
      <style:paragraph-properties fo:margin-left="0in" fo:margin-right="0in" fo:margin-top="0.0402in" fo:margin-bottom="0.0402in" style:contextual-spacing="false" fo:text-align="start" style:justify-single-word="false" fo:orphans="2" fo:widows="2" fo:text-indent="0in" style:auto-text-indent="false" fo:keep-with-next="always" style:vertical-align="auto"/>
      <style:text-properties fo:color="#2a6099" loext:opacity="100%" style:font-name="DejaVu Sans" fo:font-family="'DejaVu Sans'" style:font-style-name="Bold" style:font-family-generic="swiss" style:font-pitch="variable" fo:font-size="14pt" fo:language="en" fo:country="US" fo:font-style="oblique" fo:font-weight="bold" style:font-size-asian="12pt" style:language-asian="en" style:country-asian="US" style:font-style-asian="italic"/>
    </style:style>
    <style:style style:name="Heading_20_3" style:display-name="Heading 3" style:family="paragraph" style:parent-style-name="Heading" style:next-style-name="Standard" style:default-outline-level="3" style:list-style-name="" style:class="chapter">
      <style:paragraph-properties fo:margin-left="0in" fo:margin-right="0in" fo:margin-top="0.0201in" fo:margin-bottom="0.0201in" style:contextual-spacing="false" fo:text-align="start" style:justify-single-word="false" fo:orphans="2" fo:widows="2" fo:text-indent="0in" style:auto-text-indent="false" fo:keep-with-next="always" style:vertical-align="auto"/>
      <style:text-properties fo:color="#2a6099" loext:opacity="100%" style:font-name="DejaVu Sans" fo:font-family="'DejaVu Sans'" style:font-style-name="Bold" style:font-family-generic="swiss" style:font-pitch="variable" fo:font-size="12pt" fo:language="en" fo:country="US" fo:font-style="oblique" fo:font-weight="normal" style:font-size-asian="10pt" style:language-asian="en" style:country-asian="US" style:font-weight-asian="bold"/>
    </style:style>
    <style:style style:name="Normal_20__28_Web_29_" style:display-name="Normal (Web)" style:family="paragraph" style:parent-style-name="Standard">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next-style-name="Standard">
      <style:paragraph-properties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paragraph-properties fo:margin-top="0.1598in" fo:margin-bottom="0in" style:contextual-spacing="false" fo:line-height="0.3193in" fo:text-align="start" style:justify-single-word="false" fo:orphans="2" fo:widows="2" style:vertical-align="auto">
        <style:tab-stops>
          <style:tab-stop style:position="0.1252in"/>
          <style:tab-stop style:position="0.25in"/>
        </style:tab-stops>
      </style:paragraph-properties>
      <style:text-properties fo:text-transform="uppercase" style:text-position="super 58%"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paragraph-properties fo:margin-top="0.2398in" fo:margin-bottom="0in" style:contextual-spacing="false" fo:line-height="0.1598in" fo:text-align="start" style:justify-single-word="false" fo:orphans="2" fo:widows="2" style:vertical-align="auto">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paragraph-properties fo:margin-left="0in" fo:margin-right="0in" fo:margin-top="0.1598in" fo:margin-bottom="0in" style: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paragraph-properties fo:margin-left="0.028in" fo:margin-right="0.028in" fo:line-height="0.1598in" fo:text-align="start" style:justify-single-word="false" fo:orphans="2" fo:widows="2"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text-position="super 58%"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paragraph-properties fo:margin-left="0in" fo:margin-right="0in" fo:margin-top="0.2398in" fo:margin-bottom="0in" style: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paragraph-properties fo:margin-top="0.1598in" fo:margin-bottom="0.0799in" style:contextual-spacing="false" fo:line-height="0.3193in" fo:text-align="center" style:justify-single-word="false" fo:keep-together="always" fo:orphans="2" fo:widows="2" fo:keep-with-next="always" style:vertical-align="auto"/>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paragraph-properties fo:margin-top="0.1598in" fo:margin-bottom="0in" style:contextual-spacing="false" fo:line-height="0.1598in" fo:text-align="start" style:justify-single-word="false" fo:orphans="2" fo:widows="2"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paragraph-properties fo:margin-left="0in" fo:margin-right="0in" fo:margin-top="0.1598in" fo:margin-bottom="0in" style: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paragraph-properties fo:margin-left="0in" fo:margin-right="0in" fo:line-height="100%"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loext:opacity="100%" style:text-position="super 58%" style:font-name="Agenda-BoldCondensed" fo:font-family="Agenda-BoldCondensed" style:font-family-generic="roman" style:font-pitch="variable" fo:font-size="10.5pt" fo:language="en" fo:country="US" style:font-size-asian="10.5pt" style:language-asian="en" style:country-asian="US"/>
    </style:style>
    <style:style style:name="Spell_20_List" style:display-name="Spell List" style:family="paragraph" style:parent-style-name="Core_20_Body_20_No_20_Indent">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paragraph-properties fo:text-align="start" style:justify-single-word="false" fo:orphans="2" fo:widows="2" style:vertical-align="auto">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loext:opacity="100%"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sionics</dc:title>
    <dc:subject>MSRD</dc:subject>
    <meta:initial-creator>AKSmith</meta:initial-creator>
    <meta:creation-date>2002-09-30T15:33:00</meta:creation-date>
    <dc:date>2025-05-04T09:43:21.330693594</dc:date>
    <meta:print-date>2003-10-23T10:04:00</meta:print-date>
    <meta:editing-cycles>96</meta:editing-cycles>
    <meta:editing-duration>PT4M29S</meta:editing-duration>
    <meta:generator>LibreOffice/25.2.2.2$Linux_X86_64 LibreOffice_project/7370d4be9e3cf6031a51beef54ff3bda878e3fac</meta:generator>
    <meta:document-statistic meta:table-count="2" meta:image-count="0" meta:object-count="0" meta:page-count="15" meta:paragraph-count="396" meta:word-count="7840" meta:character-count="48506" meta:non-whitespace-character-count="41052"/>
    <meta:user-defined meta:name="Company">Wizards of the Coast</meta:user-defined>
    <meta:user-defined meta:name="Operator">AKSmith</meta:user-defined>
  </office:meta>
</office:document-meta>
</file>